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10099" number:language="es" number:country="AR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4.296cm" svg:height="11.333cm" svg:x="3.093cm" svg:y="4.666cm">
            <draw:object draw:notify-on-update-of-ranges="Hoja1.E2:Hoja1.E47 Hoja1.F1:Hoja1.F1 Hoja1.F2:Hoja1.F47 Hoja1.G1:Hoja1.G1 Hoja1.G2:Hoja1.G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Nodos</text:p>
          </table:table-cell>
          <table:table-cell office:value-type="string">
            <text:p>Promedio</text:p>
          </table:table-cell>
          <table:table-cell office:value-type="string">
            <text:p>Teorico</text:p>
          </table:table-cell>
          <table:table-cell table:number-columns-repeated="4"/>
          <table:table-cell office:value-type="string">
            <text:p>Constante C: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3040">
            <text:p>303040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" table:formula="of:=SUMIF([.$A$2:.$A$2301];[.E2];[.$B$2:.$B$2301])/50" office:value-type="float" office:value="269187.04">
            <text:p>269187</text:p>
          </table:table-cell>
          <table:table-cell table:formula="of:=[.$M$1]*[.E2]^4" office:value-type="float" office:value="125000">
            <text:p>125000</text:p>
          </table:table-cell>
          <table:table-cell table:style-name="ce2" table:formula="of:=[.F2]&lt;[.G2]" office:value-type="boolean" office:boolean-value="false">
            <text:p>FALSO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677">
            <text:p>217677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" table:formula="of:=SUMIF([.$A$2:.$A$2301];[.E3];[.$B$2:.$B$2301])/50" office:value-type="float" office:value="448148.5">
            <text:p>448149</text:p>
          </table:table-cell>
          <table:table-cell table:formula="of:=[.$M$1]*[.E3]^4" office:value-type="float" office:value="259200">
            <text:p>259200</text:p>
          </table:table-cell>
          <table:table-cell table:style-name="ce2" table:formula="of:=[.F3]&lt;[.G3]" office:value-type="boolean" office:boolean-value="false">
            <text:p>FALSO</text:p>
          </table:table-cell>
          <table:table-cell table:number-columns-repeated="3"/>
          <table:table-cell office:value-type="string">
            <text:p>Teórico</text:p>
          </table:table-cell>
          <table:table-cell office:value-type="string">
            <text:p>O(n^3)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7637">
            <text:p>297637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1" table:formula="of:=SUMIF([.$A$2:.$A$2301];[.E4];[.$B$2:.$B$2301])/50" office:value-type="float" office:value="722341.38">
            <text:p>722341</text:p>
          </table:table-cell>
          <table:table-cell table:formula="of:=[.$M$1]*[.E4]^4" office:value-type="float" office:value="480200">
            <text:p>480200</text:p>
          </table:table-cell>
          <table:table-cell table:style-name="ce2" table:formula="of:=[.F4]&lt;[.G4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159">
            <text:p>234159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SUMIF([.$A$2:.$A$2301];[.E5];[.$B$2:.$B$2301])/50" office:value-type="float" office:value="1387087.54">
            <text:p>1387088</text:p>
          </table:table-cell>
          <table:table-cell table:formula="of:=[.$M$1]*[.E5]^4" office:value-type="float" office:value="819200">
            <text:p>819200</text:p>
          </table:table-cell>
          <table:table-cell table:style-name="ce2" table:formula="of:=[.F5]&lt;[.G5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2481">
            <text:p>252481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1" table:formula="of:=SUMIF([.$A$2:.$A$2301];[.E6];[.$B$2:.$B$2301])/50" office:value-type="float" office:value="1786848.92">
            <text:p>1786849</text:p>
          </table:table-cell>
          <table:table-cell table:formula="of:=[.$M$1]*[.E6]^4" office:value-type="float" office:value="1312200">
            <text:p>1312200</text:p>
          </table:table-cell>
          <table:table-cell table:style-name="ce2" table:formula="of:=[.F6]&lt;[.G6]" office:value-type="boolean" office:boolean-value="false">
            <text:p>FALSO</text:p>
          </table:table-cell>
          <table:table-cell table:number-columns-repeated="3"/>
          <table:table-cell table:formula="of:=COUNTIF([.H2:.H9531];1)" office:value-type="float" office:value="37">
            <text:p>37</text:p>
          </table:table-cell>
          <table:table-cell office:value-type="string">
            <text:p>de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818">
            <text:p>229818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1" table:formula="of:=SUMIF([.$A$2:.$A$2301];[.E7];[.$B$2:.$B$2301])/50" office:value-type="float" office:value="2511342.24">
            <text:p>2511342</text:p>
          </table:table-cell>
          <table:table-cell table:formula="of:=[.$M$1]*[.E7]^4" office:value-type="float" office:value="2000000">
            <text:p>2000000</text:p>
          </table:table-cell>
          <table:table-cell table:style-name="ce2" table:formula="of:=[.F7]&lt;[.G7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8611">
            <text:p>218611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1" table:formula="of:=SUMIF([.$A$2:.$A$2301];[.E8];[.$B$2:.$B$2301])/50" office:value-type="float" office:value="3721368.78">
            <text:p>3721369</text:p>
          </table:table-cell>
          <table:table-cell table:formula="of:=[.$M$1]*[.E8]^4" office:value-type="float" office:value="2928200">
            <text:p>2928200</text:p>
          </table:table-cell>
          <table:table-cell table:style-name="ce2" table:formula="of:=[.F8]&lt;[.G8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3464">
            <text:p>233464</text:p>
          </table:table-cell>
          <table:table-cell table:number-columns-repeated="2"/>
          <table:table-cell office:value-type="float" office:value="12">
            <text:p>12</text:p>
          </table:table-cell>
          <table:table-cell table:style-name="ce1" table:formula="of:=SUMIF([.$A$2:.$A$2301];[.E9];[.$B$2:.$B$2301])/50" office:value-type="float" office:value="4404603.78">
            <text:p>4404604</text:p>
          </table:table-cell>
          <table:table-cell table:formula="of:=[.$M$1]*[.E9]^4" office:value-type="float" office:value="4147200">
            <text:p>4147200</text:p>
          </table:table-cell>
          <table:table-cell table:style-name="ce2" table:formula="of:=[.F9]&lt;[.G9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4049">
            <text:p>254049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" table:formula="of:=SUMIF([.$A$2:.$A$2301];[.E10];[.$B$2:.$B$2301])/50" office:value-type="float" office:value="5369346.78">
            <text:p>5369347</text:p>
          </table:table-cell>
          <table:table-cell table:formula="of:=[.$M$1]*[.E10]^4" office:value-type="float" office:value="5712200">
            <text:p>5712200</text:p>
          </table:table-cell>
          <table:table-cell table:style-name="ce2" table:formula="of:=[.F10]&lt;[.G1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1463">
            <text:p>251463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SUMIF([.$A$2:.$A$2301];[.E11];[.$B$2:.$B$2301])/50" office:value-type="float" office:value="7761454.36">
            <text:p>7761454</text:p>
          </table:table-cell>
          <table:table-cell table:formula="of:=[.$M$1]*[.E11]^4" office:value-type="float" office:value="7683200">
            <text:p>7683200</text:p>
          </table:table-cell>
          <table:table-cell table:style-name="ce2" table:formula="of:=[.F11]&lt;[.G11]" office:value-type="boolean" office:boolean-value="false">
            <text:p>FALS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219">
            <text:p>22421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table:formula="of:=SUMIF([.$A$2:.$A$2301];[.E12];[.$B$2:.$B$2301])/50" office:value-type="float" office:value="8855775">
            <text:p>8855775</text:p>
          </table:table-cell>
          <table:table-cell table:formula="of:=[.$M$1]*[.E12]^4" office:value-type="float" office:value="10125000">
            <text:p>10125000</text:p>
          </table:table-cell>
          <table:table-cell table:style-name="ce2" table:formula="of:=[.F12]&lt;[.G1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5987">
            <text:p>225987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" table:formula="of:=SUMIF([.$A$2:.$A$2301];[.E13];[.$B$2:.$B$2301])/50" office:value-type="float" office:value="11771761.7">
            <text:p>11771762</text:p>
          </table:table-cell>
          <table:table-cell table:formula="of:=[.$M$1]*[.E13]^4" office:value-type="float" office:value="13107200">
            <text:p>13107200</text:p>
          </table:table-cell>
          <table:table-cell table:style-name="ce2" table:formula="of:=[.F13]&lt;[.G1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0530">
            <text:p>250530</text:p>
          </table:table-cell>
          <table:table-cell table:number-columns-repeated="2"/>
          <table:table-cell office:value-type="float" office:value="17">
            <text:p>17</text:p>
          </table:table-cell>
          <table:table-cell table:style-name="ce1" table:formula="of:=SUMIF([.$A$2:.$A$2301];[.E14];[.$B$2:.$B$2301])/50" office:value-type="float" office:value="14933602">
            <text:p>14933602</text:p>
          </table:table-cell>
          <table:table-cell table:formula="of:=[.$M$1]*[.E14]^4" office:value-type="float" office:value="16704200">
            <text:p>16704200</text:p>
          </table:table-cell>
          <table:table-cell table:style-name="ce2" table:formula="of:=[.F14]&lt;[.G1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8459">
            <text:p>248459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1" table:formula="of:=SUMIF([.$A$2:.$A$2301];[.E15];[.$B$2:.$B$2301])/50" office:value-type="float" office:value="18396118.46">
            <text:p>18396118</text:p>
          </table:table-cell>
          <table:table-cell table:formula="of:=[.$M$1]*[.E15]^4" office:value-type="float" office:value="20995200">
            <text:p>20995200</text:p>
          </table:table-cell>
          <table:table-cell table:style-name="ce2" table:formula="of:=[.F15]&lt;[.G1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2148">
            <text:p>252148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" table:formula="of:=SUMIF([.$A$2:.$A$2301];[.E16];[.$B$2:.$B$2301])/50" office:value-type="float" office:value="20002086.18">
            <text:p>20002086</text:p>
          </table:table-cell>
          <table:table-cell table:formula="of:=[.$M$1]*[.E16]^4" office:value-type="float" office:value="26064200">
            <text:p>26064200</text:p>
          </table:table-cell>
          <table:table-cell table:style-name="ce2" table:formula="of:=[.F16]&lt;[.G1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8382">
            <text:p>268382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" table:formula="of:=SUMIF([.$A$2:.$A$2301];[.E17];[.$B$2:.$B$2301])/50" office:value-type="float" office:value="25593484.56">
            <text:p>25593485</text:p>
          </table:table-cell>
          <table:table-cell table:formula="of:=[.$M$1]*[.E17]^4" office:value-type="float" office:value="32000000">
            <text:p>32000000</text:p>
          </table:table-cell>
          <table:table-cell table:style-name="ce2" table:formula="of:=[.F17]&lt;[.G1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724">
            <text:p>173724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" table:formula="of:=SUMIF([.$A$2:.$A$2301];[.E18];[.$B$2:.$B$2301])/50" office:value-type="float" office:value="29711262.78">
            <text:p>29711263</text:p>
          </table:table-cell>
          <table:table-cell table:formula="of:=[.$M$1]*[.E18]^4" office:value-type="float" office:value="38896200">
            <text:p>38896200</text:p>
          </table:table-cell>
          <table:table-cell table:style-name="ce2" table:formula="of:=[.F18]&lt;[.G1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4867">
            <text:p>254867</text:p>
          </table:table-cell>
          <table:table-cell table:number-columns-repeated="2"/>
          <table:table-cell office:value-type="float" office:value="22">
            <text:p>22</text:p>
          </table:table-cell>
          <table:table-cell table:style-name="ce1" table:formula="of:=SUMIF([.$A$2:.$A$2301];[.E19];[.$B$2:.$B$2301])/50" office:value-type="float" office:value="37447446.76">
            <text:p>37447447</text:p>
          </table:table-cell>
          <table:table-cell table:formula="of:=[.$M$1]*[.E19]^4" office:value-type="float" office:value="46851200">
            <text:p>46851200</text:p>
          </table:table-cell>
          <table:table-cell table:style-name="ce2" table:formula="of:=[.F19]&lt;[.G1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6193">
            <text:p>12619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" table:formula="of:=SUMIF([.$A$2:.$A$2301];[.E20];[.$B$2:.$B$2301])/50" office:value-type="float" office:value="47782100.3">
            <text:p>47782100</text:p>
          </table:table-cell>
          <table:table-cell table:formula="of:=[.$M$1]*[.E20]^4" office:value-type="float" office:value="55968200">
            <text:p>55968200</text:p>
          </table:table-cell>
          <table:table-cell table:style-name="ce2" table:formula="of:=[.F20]&lt;[.G2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6213">
            <text:p>226213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1" table:formula="of:=SUMIF([.$A$2:.$A$2301];[.E21];[.$B$2:.$B$2301])/50" office:value-type="float" office:value="49587009.24">
            <text:p>49587009</text:p>
          </table:table-cell>
          <table:table-cell table:formula="of:=[.$M$1]*[.E21]^4" office:value-type="float" office:value="66355200">
            <text:p>66355200</text:p>
          </table:table-cell>
          <table:table-cell table:style-name="ce2" table:formula="of:=[.F21]&lt;[.G2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515">
            <text:p>260515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1" table:formula="of:=SUMIF([.$A$2:.$A$2301];[.E22];[.$B$2:.$B$2301])/50" office:value-type="float" office:value="57179794.9">
            <text:p>57179795</text:p>
          </table:table-cell>
          <table:table-cell table:formula="of:=[.$M$1]*[.E22]^4" office:value-type="float" office:value="78125000">
            <text:p>78125000</text:p>
          </table:table-cell>
          <table:table-cell table:style-name="ce2" table:formula="of:=[.F22]&lt;[.G2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1766">
            <text:p>231766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" table:formula="of:=SUMIF([.$A$2:.$A$2301];[.E23];[.$B$2:.$B$2301])/50" office:value-type="float" office:value="70546120.52">
            <text:p>70546121</text:p>
          </table:table-cell>
          <table:table-cell table:formula="of:=[.$M$1]*[.E23]^4" office:value-type="float" office:value="91395200">
            <text:p>91395200</text:p>
          </table:table-cell>
          <table:table-cell table:style-name="ce2" table:formula="of:=[.F23]&lt;[.G2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478">
            <text:p>237478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" table:formula="of:=SUMIF([.$A$2:.$A$2301];[.E24];[.$B$2:.$B$2301])/50" office:value-type="float" office:value="80454975.26">
            <text:p>80454975</text:p>
          </table:table-cell>
          <table:table-cell table:formula="of:=[.$M$1]*[.E24]^4" office:value-type="float" office:value="106288200">
            <text:p>106288200</text:p>
          </table:table-cell>
          <table:table-cell table:style-name="ce2" table:formula="of:=[.F24]&lt;[.G2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488">
            <text:p>234488</text:p>
          </table:table-cell>
          <table:table-cell table:number-columns-repeated="2"/>
          <table:table-cell office:value-type="float" office:value="28">
            <text:p>28</text:p>
          </table:table-cell>
          <table:table-cell table:style-name="ce1" table:formula="of:=SUMIF([.$A$2:.$A$2301];[.E25];[.$B$2:.$B$2301])/50" office:value-type="float" office:value="96031045.32">
            <text:p>96031045</text:p>
          </table:table-cell>
          <table:table-cell table:formula="of:=[.$M$1]*[.E25]^4" office:value-type="float" office:value="122931200">
            <text:p>122931200</text:p>
          </table:table-cell>
          <table:table-cell table:style-name="ce2" table:formula="of:=[.F25]&lt;[.G2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2622">
            <text:p>192622</text:p>
          </table:table-cell>
          <table:table-cell table:number-columns-repeated="2"/>
          <table:table-cell office:value-type="float" office:value="29">
            <text:p>29</text:p>
          </table:table-cell>
          <table:table-cell table:style-name="ce1" table:formula="of:=SUMIF([.$A$2:.$A$2301];[.E26];[.$B$2:.$B$2301])/50" office:value-type="float" office:value="101801796.04">
            <text:p>101801796</text:p>
          </table:table-cell>
          <table:table-cell table:formula="of:=[.$M$1]*[.E26]^4" office:value-type="float" office:value="141456200">
            <text:p>141456200</text:p>
          </table:table-cell>
          <table:table-cell table:style-name="ce2" table:formula="of:=[.F26]&lt;[.G2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4030">
            <text:p>224030</text:p>
          </table:table-cell>
          <table:table-cell table:number-columns-repeated="2"/>
          <table:table-cell office:value-type="float" office:value="30">
            <text:p>30</text:p>
          </table:table-cell>
          <table:table-cell table:style-name="ce1" table:formula="of:=SUMIF([.$A$2:.$A$2301];[.E27];[.$B$2:.$B$2301])/50" office:value-type="float" office:value="110487818.68">
            <text:p>110487819</text:p>
          </table:table-cell>
          <table:table-cell table:formula="of:=[.$M$1]*[.E27]^4" office:value-type="float" office:value="162000000">
            <text:p>162000000</text:p>
          </table:table-cell>
          <table:table-cell table:style-name="ce2" table:formula="of:=[.F27]&lt;[.G2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590">
            <text:p>234590</text:p>
          </table:table-cell>
          <table:table-cell table:number-columns-repeated="2"/>
          <table:table-cell office:value-type="float" office:value="31">
            <text:p>31</text:p>
          </table:table-cell>
          <table:table-cell table:style-name="ce1" table:formula="of:=SUMIF([.$A$2:.$A$2301];[.E28];[.$B$2:.$B$2301])/50" office:value-type="float" office:value="128178081.4">
            <text:p>128178081</text:p>
          </table:table-cell>
          <table:table-cell table:formula="of:=[.$M$1]*[.E28]^4" office:value-type="float" office:value="184704200">
            <text:p>184704200</text:p>
          </table:table-cell>
          <table:table-cell table:style-name="ce2" table:formula="of:=[.F28]&lt;[.G2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9251">
            <text:p>259251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" table:formula="of:=SUMIF([.$A$2:.$A$2301];[.E29];[.$B$2:.$B$2301])/50" office:value-type="float" office:value="157009242.48">
            <text:p>157009242</text:p>
          </table:table-cell>
          <table:table-cell table:formula="of:=[.$M$1]*[.E29]^4" office:value-type="float" office:value="209715200">
            <text:p>209715200</text:p>
          </table:table-cell>
          <table:table-cell table:style-name="ce2" table:formula="of:=[.F29]&lt;[.G2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8086">
            <text:p>138086</text:p>
          </table:table-cell>
          <table:table-cell table:number-columns-repeated="2"/>
          <table:table-cell office:value-type="float" office:value="33">
            <text:p>33</text:p>
          </table:table-cell>
          <table:table-cell table:style-name="ce1" table:formula="of:=SUMIF([.$A$2:.$A$2301];[.E30];[.$B$2:.$B$2301])/50" office:value-type="float" office:value="157759347.34">
            <text:p>157759347</text:p>
          </table:table-cell>
          <table:table-cell table:formula="of:=[.$M$1]*[.E30]^4" office:value-type="float" office:value="237184200">
            <text:p>237184200</text:p>
          </table:table-cell>
          <table:table-cell table:style-name="ce2" table:formula="of:=[.F30]&lt;[.G3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0471">
            <text:p>230471</text:p>
          </table:table-cell>
          <table:table-cell table:number-columns-repeated="2"/>
          <table:table-cell office:value-type="float" office:value="34">
            <text:p>34</text:p>
          </table:table-cell>
          <table:table-cell table:style-name="ce1" table:formula="of:=SUMIF([.$A$2:.$A$2301];[.E31];[.$B$2:.$B$2301])/50" office:value-type="float" office:value="174816784.44">
            <text:p>174816784</text:p>
          </table:table-cell>
          <table:table-cell table:formula="of:=[.$M$1]*[.E31]^4" office:value-type="float" office:value="267267200">
            <text:p>267267200</text:p>
          </table:table-cell>
          <table:table-cell table:style-name="ce2" table:formula="of:=[.F31]&lt;[.G3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5471">
            <text:p>285471</text:p>
          </table:table-cell>
          <table:table-cell table:number-columns-repeated="2"/>
          <table:table-cell office:value-type="float" office:value="35">
            <text:p>35</text:p>
          </table:table-cell>
          <table:table-cell table:style-name="ce1" table:formula="of:=SUMIF([.$A$2:.$A$2301];[.E32];[.$B$2:.$B$2301])/50" office:value-type="float" office:value="197061019.96">
            <text:p>197061020</text:p>
          </table:table-cell>
          <table:table-cell table:formula="of:=[.$M$1]*[.E32]^4" office:value-type="float" office:value="300125000">
            <text:p>300125000</text:p>
          </table:table-cell>
          <table:table-cell table:style-name="ce2" table:formula="of:=[.F32]&lt;[.G3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9135">
            <text:p>269135</text:p>
          </table:table-cell>
          <table:table-cell table:number-columns-repeated="2"/>
          <table:table-cell office:value-type="float" office:value="36">
            <text:p>36</text:p>
          </table:table-cell>
          <table:table-cell table:style-name="ce1" table:formula="of:=SUMIF([.$A$2:.$A$2301];[.E33];[.$B$2:.$B$2301])/50" office:value-type="float" office:value="224185818.84">
            <text:p>224185819</text:p>
          </table:table-cell>
          <table:table-cell table:formula="of:=[.$M$1]*[.E33]^4" office:value-type="float" office:value="335923200">
            <text:p>335923200</text:p>
          </table:table-cell>
          <table:table-cell table:style-name="ce2" table:formula="of:=[.F33]&lt;[.G3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5135">
            <text:p>225135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1" table:formula="of:=SUMIF([.$A$2:.$A$2301];[.E34];[.$B$2:.$B$2301])/50" office:value-type="float" office:value="253434571.56">
            <text:p>253434572</text:p>
          </table:table-cell>
          <table:table-cell table:formula="of:=[.$M$1]*[.E34]^4" office:value-type="float" office:value="374832200">
            <text:p>374832200</text:p>
          </table:table-cell>
          <table:table-cell table:style-name="ce2" table:formula="of:=[.F34]&lt;[.G3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8565">
            <text:p>258565</text:p>
          </table:table-cell>
          <table:table-cell table:number-columns-repeated="2"/>
          <table:table-cell office:value-type="float" office:value="38">
            <text:p>38</text:p>
          </table:table-cell>
          <table:table-cell table:style-name="ce1" table:formula="of:=SUMIF([.$A$2:.$A$2301];[.E35];[.$B$2:.$B$2301])/50" office:value-type="float" office:value="266140793.74">
            <text:p>266140794</text:p>
          </table:table-cell>
          <table:table-cell table:formula="of:=[.$M$1]*[.E35]^4" office:value-type="float" office:value="417027200">
            <text:p>417027200</text:p>
          </table:table-cell>
          <table:table-cell table:style-name="ce2" table:formula="of:=[.F35]&lt;[.G3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0363">
            <text:p>250363</text:p>
          </table:table-cell>
          <table:table-cell table:number-columns-repeated="2"/>
          <table:table-cell office:value-type="float" office:value="39">
            <text:p>39</text:p>
          </table:table-cell>
          <table:table-cell table:style-name="ce1" table:formula="of:=SUMIF([.$A$2:.$A$2301];[.E36];[.$B$2:.$B$2301])/50" office:value-type="float" office:value="301949010.68">
            <text:p>301949011</text:p>
          </table:table-cell>
          <table:table-cell table:formula="of:=[.$M$1]*[.E36]^4" office:value-type="float" office:value="462688200">
            <text:p>462688200</text:p>
          </table:table-cell>
          <table:table-cell table:style-name="ce2" table:formula="of:=[.F36]&lt;[.G3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9140">
            <text:p>279140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" table:formula="of:=SUMIF([.$A$2:.$A$2301];[.E37];[.$B$2:.$B$2301])/50" office:value-type="float" office:value="293201280.22">
            <text:p>293201280</text:p>
          </table:table-cell>
          <table:table-cell table:formula="of:=[.$M$1]*[.E37]^4" office:value-type="float" office:value="512000000">
            <text:p>512000000</text:p>
          </table:table-cell>
          <table:table-cell table:style-name="ce2" table:formula="of:=[.F37]&lt;[.G3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474">
            <text:p>237474</text:p>
          </table:table-cell>
          <table:table-cell table:number-columns-repeated="2"/>
          <table:table-cell office:value-type="float" office:value="41">
            <text:p>41</text:p>
          </table:table-cell>
          <table:table-cell table:style-name="ce1" table:formula="of:=SUMIF([.$A$2:.$A$2301];[.E38];[.$B$2:.$B$2301])/50" office:value-type="float" office:value="337411426.6">
            <text:p>337411427</text:p>
          </table:table-cell>
          <table:table-cell table:formula="of:=[.$M$1]*[.E38]^4" office:value-type="float" office:value="565152200">
            <text:p>565152200</text:p>
          </table:table-cell>
          <table:table-cell table:style-name="ce2" table:formula="of:=[.F38]&lt;[.G38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14991">
            <text:p>414991</text:p>
          </table:table-cell>
          <table:table-cell table:number-columns-repeated="2"/>
          <table:table-cell office:value-type="float" office:value="42">
            <text:p>42</text:p>
          </table:table-cell>
          <table:table-cell table:style-name="ce1" table:formula="of:=SUMIF([.$A$2:.$A$2301];[.E39];[.$B$2:.$B$2301])/50" office:value-type="float" office:value="375756060.26">
            <text:p>375756060</text:p>
          </table:table-cell>
          <table:table-cell table:formula="of:=[.$M$1]*[.E39]^4" office:value-type="float" office:value="622339200">
            <text:p>622339200</text:p>
          </table:table-cell>
          <table:table-cell table:style-name="ce2" table:formula="of:=[.F39]&lt;[.G39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19673">
            <text:p>419673</text:p>
          </table:table-cell>
          <table:table-cell table:number-columns-repeated="2"/>
          <table:table-cell office:value-type="float" office:value="43">
            <text:p>43</text:p>
          </table:table-cell>
          <table:table-cell table:style-name="ce1" table:formula="of:=SUMIF([.$A$2:.$A$2301];[.E40];[.$B$2:.$B$2301])/50" office:value-type="float" office:value="411189010.36">
            <text:p>411189010</text:p>
          </table:table-cell>
          <table:table-cell table:formula="of:=[.$M$1]*[.E40]^4" office:value-type="float" office:value="683760200">
            <text:p>683760200</text:p>
          </table:table-cell>
          <table:table-cell table:style-name="ce2" table:formula="of:=[.F40]&lt;[.G40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00069">
            <text:p>400069</text:p>
          </table:table-cell>
          <table:table-cell table:number-columns-repeated="2"/>
          <table:table-cell office:value-type="float" office:value="44">
            <text:p>44</text:p>
          </table:table-cell>
          <table:table-cell table:style-name="ce1" table:formula="of:=SUMIF([.$A$2:.$A$2301];[.E41];[.$B$2:.$B$2301])/50" office:value-type="float" office:value="459977932.4">
            <text:p>459977932</text:p>
          </table:table-cell>
          <table:table-cell table:formula="of:=[.$M$1]*[.E41]^4" office:value-type="float" office:value="749619200">
            <text:p>749619200</text:p>
          </table:table-cell>
          <table:table-cell table:style-name="ce2" table:formula="of:=[.F41]&lt;[.G41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3922">
            <text:p>303922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" table:formula="of:=SUMIF([.$A$2:.$A$2301];[.E42];[.$B$2:.$B$2301])/50" office:value-type="float" office:value="486652958.48">
            <text:p>486652958</text:p>
          </table:table-cell>
          <table:table-cell table:formula="of:=[.$M$1]*[.E42]^4" office:value-type="float" office:value="820125000">
            <text:p>820125000</text:p>
          </table:table-cell>
          <table:table-cell table:style-name="ce2" table:formula="of:=[.F42]&lt;[.G42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41679">
            <text:p>441679</text:p>
          </table:table-cell>
          <table:table-cell table:number-columns-repeated="2"/>
          <table:table-cell office:value-type="float" office:value="46">
            <text:p>46</text:p>
          </table:table-cell>
          <table:table-cell table:style-name="ce1" table:formula="of:=SUMIF([.$A$2:.$A$2301];[.E43];[.$B$2:.$B$2301])/50" office:value-type="float" office:value="486445212.12">
            <text:p>486445212</text:p>
          </table:table-cell>
          <table:table-cell table:formula="of:=[.$M$1]*[.E43]^4" office:value-type="float" office:value="895491200">
            <text:p>895491200</text:p>
          </table:table-cell>
          <table:table-cell table:style-name="ce2" table:formula="of:=[.F43]&lt;[.G43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9606">
            <text:p>429606</text:p>
          </table:table-cell>
          <table:table-cell table:number-columns-repeated="2"/>
          <table:table-cell office:value-type="float" office:value="47">
            <text:p>47</text:p>
          </table:table-cell>
          <table:table-cell table:style-name="ce1" table:formula="of:=SUMIF([.$A$2:.$A$2301];[.E44];[.$B$2:.$B$2301])/50" office:value-type="float" office:value="500174879.22">
            <text:p>500174879</text:p>
          </table:table-cell>
          <table:table-cell table:formula="of:=[.$M$1]*[.E44]^4" office:value-type="float" office:value="975936200">
            <text:p>975936200</text:p>
          </table:table-cell>
          <table:table-cell table:style-name="ce2" table:formula="of:=[.F44]&lt;[.G44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6856">
            <text:p>336856</text:p>
          </table:table-cell>
          <table:table-cell table:number-columns-repeated="2"/>
          <table:table-cell office:value-type="float" office:value="48">
            <text:p>48</text:p>
          </table:table-cell>
          <table:table-cell table:style-name="ce1" table:formula="of:=SUMIF([.$A$2:.$A$2301];[.E45];[.$B$2:.$B$2301])/50" office:value-type="float" office:value="563461201.42">
            <text:p>563461201</text:p>
          </table:table-cell>
          <table:table-cell table:formula="of:=[.$M$1]*[.E45]^4" office:value-type="float" office:value="1061683200">
            <text:p>1061683200</text:p>
          </table:table-cell>
          <table:table-cell table:style-name="ce2" table:formula="of:=[.F45]&lt;[.G45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293">
            <text:p>290293</text:p>
          </table:table-cell>
          <table:table-cell table:number-columns-repeated="2"/>
          <table:table-cell office:value-type="float" office:value="49">
            <text:p>49</text:p>
          </table:table-cell>
          <table:table-cell table:style-name="ce1" table:formula="of:=SUMIF([.$A$2:.$A$2301];[.E46];[.$B$2:.$B$2301])/50" office:value-type="float" office:value="614734570.34">
            <text:p>614734570</text:p>
          </table:table-cell>
          <table:table-cell table:formula="of:=[.$M$1]*[.E46]^4" office:value-type="float" office:value="1152960200">
            <text:p>1152960200</text:p>
          </table:table-cell>
          <table:table-cell table:style-name="ce2" table:formula="of:=[.F46]&lt;[.G46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0320">
            <text:p>330320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1" table:formula="of:=SUMIF([.$A$2:.$A$2301];[.E47];[.$B$2:.$B$2301])/50" office:value-type="float" office:value="525790637.88">
            <text:p>525790638</text:p>
          </table:table-cell>
          <table:table-cell table:formula="of:=[.$M$1]*[.E47]^4" office:value-type="float" office:value="1250000000">
            <text:p>1250000000</text:p>
          </table:table-cell>
          <table:table-cell table:style-name="ce2" table:formula="of:=[.F47]&lt;[.G47]" office:value-type="boolean" office:boolean-value="true">
            <text:p>VERDADERO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2985">
            <text:p>30298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26952">
            <text:p>426952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1315">
            <text:p>291315</text:p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8990">
            <text:p>2789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4983">
            <text:p>60498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35908">
            <text:p>53590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1878">
            <text:p>47187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46306">
            <text:p>64630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09201">
            <text:p>60920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63019">
            <text:p>66301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59020">
            <text:p>35902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0396">
            <text:p>39039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4905">
            <text:p>43490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42">
            <text:p>1971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2827">
            <text:p>36282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0385">
            <text:p>38038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9902">
            <text:p>37990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2947">
            <text:p>41294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9600">
            <text:p>41960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0190">
            <text:p>39019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5611">
            <text:p>36561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35541">
            <text:p>43554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6012">
            <text:p>47601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5783">
            <text:p>51578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1044">
            <text:p>38104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6720">
            <text:p>41672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2789">
            <text:p>39278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955">
            <text:p>38895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0931">
            <text:p>36093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66709">
            <text:p>56670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6773">
            <text:p>37677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9413">
            <text:p>38941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1459">
            <text:p>39145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8484">
            <text:p>36848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3966">
            <text:p>31396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2661">
            <text:p>382661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5940">
            <text:p>365940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22695">
            <text:p>42269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1636">
            <text:p>391636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17082">
            <text:p>41708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0182">
            <text:p>37018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42829">
            <text:p>442829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578">
            <text:p>37857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21477">
            <text:p>521477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7363">
            <text:p>51736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5548">
            <text:p>47554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1618">
            <text:p>501618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11942">
            <text:p>13119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1115">
            <text:p>481115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2842">
            <text:p>472842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7513">
            <text:p>40751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6653">
            <text:p>366653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9144">
            <text:p>399144</text:p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1808">
            <text:p>3818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6748">
            <text:p>67674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2381">
            <text:p>74238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6821">
            <text:p>72682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167">
            <text:p>60116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3589">
            <text:p>67358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3652">
            <text:p>67365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5582">
            <text:p>57558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16693">
            <text:p>6166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3276">
            <text:p>48327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9838">
            <text:p>57983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95308">
            <text:p>5953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5069">
            <text:p>56506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73614">
            <text:p>27361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23094">
            <text:p>102309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01126">
            <text:p>100112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1622">
            <text:p>11216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9048">
            <text:p>109904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87490">
            <text:p>98749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45444">
            <text:p>94544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73737">
            <text:p>87373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77397">
            <text:p>87739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3693">
            <text:p>67369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6187">
            <text:p>676187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2431">
            <text:p>72243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0460">
            <text:p>67046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2370">
            <text:p>642370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3345">
            <text:p>773345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2856">
            <text:p>67285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1248">
            <text:p>64124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77028">
            <text:p>77702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6911">
            <text:p>67691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45189">
            <text:p>74518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4929">
            <text:p>28492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57356">
            <text:p>95735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0439">
            <text:p>63043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2099">
            <text:p>68209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1534">
            <text:p>75153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53116">
            <text:p>115311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096274">
            <text:p>109627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8822">
            <text:p>68882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56338">
            <text:p>55633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6101">
            <text:p>606101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6829">
            <text:p>566829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5462">
            <text:p>585462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25226">
            <text:p>625226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7708">
            <text:p>6477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0263">
            <text:p>930263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23208">
            <text:p>723208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9754">
            <text:p>609754</text:p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7197">
            <text:p>63719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17554">
            <text:p>121755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1283">
            <text:p>10112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76685">
            <text:p>247668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73020">
            <text:p>177302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9476">
            <text:p>103947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70137">
            <text:p>147013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7152">
            <text:p>117715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68281">
            <text:p>96828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7108">
            <text:p>89710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90912">
            <text:p>119091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0376">
            <text:p>71037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5608">
            <text:p>109560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3739">
            <text:p>101373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80581">
            <text:p>68058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40637">
            <text:p>144063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7519">
            <text:p>99751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5043">
            <text:p>178504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93483">
            <text:p>219348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87699">
            <text:p>1687699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30305">
            <text:p>173030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00144">
            <text:p>1800144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64586">
            <text:p>176458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24186">
            <text:p>172418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14815">
            <text:p>1614815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70742">
            <text:p>127074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91282">
            <text:p>219128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03670">
            <text:p>17036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71547">
            <text:p>167154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95837">
            <text:p>179583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277">
            <text:p>163827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35016">
            <text:p>203501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28950">
            <text:p>112895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48280">
            <text:p>84828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3521">
            <text:p>90352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6618">
            <text:p>91661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68970">
            <text:p>1168970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34736">
            <text:p>183473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40448">
            <text:p>1640448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75567">
            <text:p>167556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14221">
            <text:p>181422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15861">
            <text:p>161586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25171">
            <text:p>1525171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16723">
            <text:p>1616723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75767">
            <text:p>147576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9936">
            <text:p>99993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81232">
            <text:p>88123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8906">
            <text:p>728906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6092">
            <text:p>1066092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4887">
            <text:p>854887</text:p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1791">
            <text:p>8917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9133">
            <text:p>134913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7515">
            <text:p>134751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87762">
            <text:p>148776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98900">
            <text:p>169890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13037">
            <text:p>121303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70274">
            <text:p>167027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4724">
            <text:p>152472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41542">
            <text:p>164154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4932">
            <text:p>134493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72829">
            <text:p>157282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6123">
            <text:p>176612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9097">
            <text:p>140909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42539">
            <text:p>184253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55684">
            <text:p>125568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21471">
            <text:p>172147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7892">
            <text:p>131789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5556">
            <text:p>144555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30778">
            <text:p>143077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47867">
            <text:p>184786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2716">
            <text:p>15627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87331">
            <text:p>138733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37487">
            <text:p>143748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7603">
            <text:p>131760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2116">
            <text:p>15621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72949">
            <text:p>247294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7019">
            <text:p>142701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57187">
            <text:p>255718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96208">
            <text:p>249620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58249">
            <text:p>1958249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07238">
            <text:p>1507238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0573">
            <text:p>134057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13626">
            <text:p>121362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09166">
            <text:p>170916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78074">
            <text:p>1478074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53116">
            <text:p>265311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328722">
            <text:p>3328722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329165">
            <text:p>232916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93515">
            <text:p>229351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628440">
            <text:p>262844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89200">
            <text:p>248920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52813">
            <text:p>255281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400376">
            <text:p>2400376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780543">
            <text:p>2780543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11917">
            <text:p>171191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63780">
            <text:p>1863780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3925">
            <text:p>1453925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39457">
            <text:p>163945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49691">
            <text:p>1349691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21807">
            <text:p>2221807</text:p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0782">
            <text:p>133078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08757">
            <text:p>180875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4955">
            <text:p>209495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3461">
            <text:p>196346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21538">
            <text:p>23215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6725">
            <text:p>172672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71527">
            <text:p>287152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94545">
            <text:p>179454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9856">
            <text:p>209985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84735">
            <text:p>158473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45728">
            <text:p>204572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481642">
            <text:p>148164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3486">
            <text:p>192348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62904">
            <text:p>176290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4138">
            <text:p>199413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78952">
            <text:p>257895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76981">
            <text:p>337698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444516">
            <text:p>344451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59730">
            <text:p>535973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94006">
            <text:p>329400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96050">
            <text:p>359605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96575">
            <text:p>3796575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670034">
            <text:p>367003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708487">
            <text:p>370848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178536">
            <text:p>417853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66731">
            <text:p>3266731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592183">
            <text:p>3592183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47398">
            <text:p>324739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72176">
            <text:p>187217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77542">
            <text:p>157754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43802">
            <text:p>194380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5434">
            <text:p>188543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6816">
            <text:p>181681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99058">
            <text:p>219905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64189">
            <text:p>186418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265449">
            <text:p>426544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93876">
            <text:p>249387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9027">
            <text:p>1909027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6140">
            <text:p>182614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4294">
            <text:p>199429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4629">
            <text:p>185462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62122">
            <text:p>2662122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7414">
            <text:p>1637414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5436">
            <text:p>209543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8520">
            <text:p>182852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70460">
            <text:p>217046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9200">
            <text:p>1999200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15478">
            <text:p>2115478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74489">
            <text:p>2474489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20826">
            <text:p>3220826</text:p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559">
            <text:p>327655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93842">
            <text:p>569384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58345">
            <text:p>295834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04797">
            <text:p>240479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15905">
            <text:p>321590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59447">
            <text:p>325944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73574">
            <text:p>337357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70287">
            <text:p>277028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35445">
            <text:p>243544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69101">
            <text:p>276910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30486">
            <text:p>2630486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25592">
            <text:p>332559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7879">
            <text:p>235787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35440">
            <text:p>463544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99075">
            <text:p>479907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07924">
            <text:p>460792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513367">
            <text:p>551336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39273">
            <text:p>463927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512124">
            <text:p>551212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918955">
            <text:p>591895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778237">
            <text:p>477823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13503">
            <text:p>49135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106110">
            <text:p>510611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61849">
            <text:p>286184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49221">
            <text:p>354922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89007">
            <text:p>338900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6190">
            <text:p>267619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41912">
            <text:p>454191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06028">
            <text:p>490602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06663">
            <text:p>400666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540207">
            <text:p>454020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50420">
            <text:p>4850420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601565">
            <text:p>4601565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15342">
            <text:p>311534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6533">
            <text:p>23165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2894">
            <text:p>242289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78141">
            <text:p>2578141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60022">
            <text:p>2860022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12459">
            <text:p>291245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87788">
            <text:p>248778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00369">
            <text:p>3100369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0314">
            <text:p>27003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12133">
            <text:p>29121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07513">
            <text:p>280751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42438">
            <text:p>2942438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6223">
            <text:p>216622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33357">
            <text:p>5333357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95033">
            <text:p>449503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06203">
            <text:p>4306203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890614">
            <text:p>4890614</text:p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179293">
            <text:p>417929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78296">
            <text:p>317829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54582">
            <text:p>455458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371902">
            <text:p>637190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48457">
            <text:p>58484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10678">
            <text:p>581067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73703">
            <text:p>81737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56434">
            <text:p>555643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164471">
            <text:p>916447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642379">
            <text:p>864237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0703">
            <text:p>344070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7027">
            <text:p>344702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72376">
            <text:p>357237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02917">
            <text:p>360291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10185">
            <text:p>401018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71997">
            <text:p>367199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01112">
            <text:p>470111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49557">
            <text:p>574955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04436">
            <text:p>560443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61588">
            <text:p>496158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50147">
            <text:p>305014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74221">
            <text:p>367422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52607">
            <text:p>385260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559529">
            <text:p>355952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26822">
            <text:p>292682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98353">
            <text:p>449835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74901">
            <text:p>4874901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03638">
            <text:p>470363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72748">
            <text:p>337274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97528">
            <text:p>3097528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10885">
            <text:p>301088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99329">
            <text:p>469932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92015">
            <text:p>569201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34072">
            <text:p>563407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36494">
            <text:p>3136494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4117">
            <text:p>368411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64769">
            <text:p>416476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87222">
            <text:p>3687222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80823">
            <text:p>31808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51653">
            <text:p>295165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0407">
            <text:p>474040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45077">
            <text:p>294507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64060">
            <text:p>2864060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08499">
            <text:p>430849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73815">
            <text:p>3173815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80086">
            <text:p>3380086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25667">
            <text:p>3425667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77523">
            <text:p>407752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13389">
            <text:p>4513389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52043">
            <text:p>6052043</text:p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34950">
            <text:p>323495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77832">
            <text:p>427783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04378">
            <text:p>560437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98266">
            <text:p>439826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45149">
            <text:p>424514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71027">
            <text:p>437102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32667">
            <text:p>423266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28774">
            <text:p>39287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10551">
            <text:p>611055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591450">
            <text:p>759145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869180">
            <text:p>786918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69527">
            <text:p>546952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52595">
            <text:p>525259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548626">
            <text:p>35486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997574">
            <text:p>699757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19934">
            <text:p>421993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17690">
            <text:p>411769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17868">
            <text:p>381786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484702">
            <text:p>448470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37211">
            <text:p>503721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96556">
            <text:p>389655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83075">
            <text:p>518307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26115">
            <text:p>372611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75184">
            <text:p>537518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904417">
            <text:p>590441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98841">
            <text:p>519884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61202">
            <text:p>406120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3207">
            <text:p>459320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779296">
            <text:p>877929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54129">
            <text:p>575412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944922">
            <text:p>3944922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11777">
            <text:p>491177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64089">
            <text:p>496408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94837">
            <text:p>4194837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02468">
            <text:p>420246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28603">
            <text:p>842860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78353">
            <text:p>5278353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109836">
            <text:p>410983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70729">
            <text:p>487072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10654">
            <text:p>531065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50451">
            <text:p>515045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45019">
            <text:p>7445019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532000">
            <text:p>8532000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46976">
            <text:p>744697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545044">
            <text:p>7545044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44475">
            <text:p>4244475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04391">
            <text:p>4604391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103626">
            <text:p>11103626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570738">
            <text:p>557073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49528">
            <text:p>4249528</text:p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11800">
            <text:p>431180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311585">
            <text:p>831158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07517">
            <text:p>950751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88959">
            <text:p>1138895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305483">
            <text:p>930548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118259">
            <text:p>1011825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985727">
            <text:p>898572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15737">
            <text:p>1051573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40240">
            <text:p>964024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34895">
            <text:p>783489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610712">
            <text:p>561071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45504">
            <text:p>624550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07118">
            <text:p>590711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11994">
            <text:p>571199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60272">
            <text:p>496027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19911">
            <text:p>771991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796154">
            <text:p>1179615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119837">
            <text:p>1311983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14502">
            <text:p>1051450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264157">
            <text:p>1026415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024243">
            <text:p>100242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52511">
            <text:p>925251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97858">
            <text:p>579785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83467">
            <text:p>738346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54407">
            <text:p>505440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26733">
            <text:p>572673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97895">
            <text:p>579789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05722">
            <text:p>6905722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60825">
            <text:p>726082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16774">
            <text:p>67167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23938">
            <text:p>512393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56855">
            <text:p>615685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68904">
            <text:p>746890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45935">
            <text:p>5545935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14439">
            <text:p>74144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42767">
            <text:p>724276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40148">
            <text:p>5740148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63483">
            <text:p>526348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038160">
            <text:p>803816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023173">
            <text:p>502317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28681">
            <text:p>5928681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536569">
            <text:p>753656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4852830">
            <text:p>14852830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65834">
            <text:p>626583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139139">
            <text:p>10139139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282947">
            <text:p>7282947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667043">
            <text:p>666704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516563">
            <text:p>951656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504074">
            <text:p>7504074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74783">
            <text:p>5774783</text:p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07455">
            <text:p>620745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85258">
            <text:p>628525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21671">
            <text:p>892167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03648">
            <text:p>720364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186451">
            <text:p>918645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951008">
            <text:p>895100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98448">
            <text:p>709844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01892">
            <text:p>670189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78887">
            <text:p>737888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38113">
            <text:p>723811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31594">
            <text:p>723159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281681">
            <text:p>928168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18939">
            <text:p>841893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55396">
            <text:p>1165539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129845">
            <text:p>1112984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52338">
            <text:p>755233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577901">
            <text:p>1357790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212028">
            <text:p>921202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94731">
            <text:p>859473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559264">
            <text:p>125592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696688">
            <text:p>1069668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766723">
            <text:p>876672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29168">
            <text:p>652916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05772">
            <text:p>650577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61276">
            <text:p>636127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21778">
            <text:p>672177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53377">
            <text:p>9653377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37074">
            <text:p>783707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15064">
            <text:p>72150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56456">
            <text:p>745645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596726">
            <text:p>959672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579559">
            <text:p>657955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096609">
            <text:p>1309660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97921">
            <text:p>124979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03921">
            <text:p>112039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927722">
            <text:p>6927722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32361">
            <text:p>643236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01450">
            <text:p>730145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22593">
            <text:p>732259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46564">
            <text:p>7846564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438448">
            <text:p>9438448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75783">
            <text:p>787578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202965">
            <text:p>9202965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897886">
            <text:p>13897886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13631">
            <text:p>1331363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349949">
            <text:p>12349949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42251">
            <text:p>784225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16143">
            <text:p>7016143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11621">
            <text:p>7111621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188280">
            <text:p>8188280</text:p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823898">
            <text:p>1182389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90955">
            <text:p>1129095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724587">
            <text:p>1672458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830128">
            <text:p>1283012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133535">
            <text:p>1313353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45834">
            <text:p>109458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007973">
            <text:p>1300797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18494">
            <text:p>911849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01084">
            <text:p>1030108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70746">
            <text:p>887074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319209">
            <text:p>1231920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50520">
            <text:p>91505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28270">
            <text:p>912827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84763">
            <text:p>87847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27603">
            <text:p>942760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821749">
            <text:p>982174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853621">
            <text:p>1785362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267942">
            <text:p>926794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459091">
            <text:p>1645909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804593">
            <text:p>1580459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23722">
            <text:p>1492372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60259">
            <text:p>946025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86458">
            <text:p>11286458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42834">
            <text:p>974283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696359">
            <text:p>1169635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763132">
            <text:p>1076313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69531">
            <text:p>956953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739577">
            <text:p>1173957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952114">
            <text:p>1895211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06185">
            <text:p>88061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333467">
            <text:p>1133346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479031">
            <text:p>7479031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28390">
            <text:p>882839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078100">
            <text:p>1407810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231976">
            <text:p>14231976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201153">
            <text:p>1520115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62473">
            <text:p>1116247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33799">
            <text:p>10933799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670923">
            <text:p>967092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956227">
            <text:p>895622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830277">
            <text:p>1783027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13282">
            <text:p>8613282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78883">
            <text:p>1027888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95145">
            <text:p>1129514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69763">
            <text:p>1006976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70874">
            <text:p>8670874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72885">
            <text:p>11172885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825220">
            <text:p>16825220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609357">
            <text:p>14609357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086103">
            <text:p>15086103</text:p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79889">
            <text:p>1107988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23532">
            <text:p>1112353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841787">
            <text:p>2084178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589564">
            <text:p>1458956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587838">
            <text:p>1758783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214891">
            <text:p>1721489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56289">
            <text:p>1335628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94368">
            <text:p>989436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504832">
            <text:p>1350483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674932">
            <text:p>1467493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10421">
            <text:p>1021042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454944">
            <text:p>1645494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71354">
            <text:p>1027135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869917">
            <text:p>1286991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21675">
            <text:p>1252167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056899">
            <text:p>1205689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741969">
            <text:p>2674196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805681">
            <text:p>1780568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770931">
            <text:p>1577093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507826">
            <text:p>1050782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387476">
            <text:p>1938747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866365">
            <text:p>1986636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882201">
            <text:p>1188220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100046">
            <text:p>2010004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895079">
            <text:p>1589507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328489">
            <text:p>1632848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06904">
            <text:p>12206904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88866">
            <text:p>1028886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55760">
            <text:p>11055760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091073">
            <text:p>1309107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793141">
            <text:p>1979314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804683">
            <text:p>10804683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41461">
            <text:p>1234146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5022577">
            <text:p>2502257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5552">
            <text:p>1143555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4206209">
            <text:p>2420620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162006">
            <text:p>1416200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67837">
            <text:p>13367837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26096">
            <text:p>1362609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078926">
            <text:p>10078926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221828">
            <text:p>1022182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988461">
            <text:p>2298846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576495">
            <text:p>1357649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694985">
            <text:p>1269498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867899">
            <text:p>14867899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62202">
            <text:p>11162202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86911">
            <text:p>11786911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603358">
            <text:p>22603358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266055">
            <text:p>1726605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011155">
            <text:p>16011155</text:p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560354">
            <text:p>1056035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38965">
            <text:p>1353896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722903">
            <text:p>1472290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528447">
            <text:p>1652844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482262">
            <text:p>1348226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684679">
            <text:p>2268467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684519">
            <text:p>1668451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95598">
            <text:p>1439559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130534">
            <text:p>2413053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082164">
            <text:p>2108216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435630">
            <text:p>2543563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181185">
            <text:p>1518118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434838">
            <text:p>1943483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731022">
            <text:p>2273102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971136">
            <text:p>1797113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406142">
            <text:p>2840614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416701">
            <text:p>1341670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187068">
            <text:p>1918706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463833">
            <text:p>1346383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96396">
            <text:p>1469639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233738">
            <text:p>1523373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623656">
            <text:p>1862365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455758">
            <text:p>1645575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529322">
            <text:p>1652932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56781">
            <text:p>1535678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758046">
            <text:p>17758046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49965">
            <text:p>2384996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597872">
            <text:p>2059787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450993">
            <text:p>2245099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005610">
            <text:p>1500561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182028">
            <text:p>1418202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723122">
            <text:p>2072312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032352">
            <text:p>2203235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041229">
            <text:p>2104122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559272">
            <text:p>2355927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41004">
            <text:p>14341004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712901">
            <text:p>25712901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477862">
            <text:p>1347786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084285">
            <text:p>1908428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872042">
            <text:p>14872042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67948">
            <text:p>12967948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207025">
            <text:p>2320702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5180190">
            <text:p>2518019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459140">
            <text:p>2345914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557819">
            <text:p>13557819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307745">
            <text:p>1730774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289050">
            <text:p>21289050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349135">
            <text:p>24349135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29723">
            <text:p>13329723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101847">
            <text:p>13101847</text:p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994441">
            <text:p>1399444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1152128">
            <text:p>3115212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481629">
            <text:p>1948162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328447">
            <text:p>1632844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05697">
            <text:p>1730569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889671">
            <text:p>15889671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365955">
            <text:p>1536595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01587">
            <text:p>2100158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083463">
            <text:p>2308346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556666">
            <text:p>1755666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4350278">
            <text:p>2435027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578198">
            <text:p>2157819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848615">
            <text:p>1884861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771918">
            <text:p>1677191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207280">
            <text:p>2120728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473590">
            <text:p>1947359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045414">
            <text:p>2904541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193225">
            <text:p>2919322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515082">
            <text:p>1851508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497184">
            <text:p>1449718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056880">
            <text:p>1805688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50548">
            <text:p>2265054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709846">
            <text:p>2070984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100473">
            <text:p>1710047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482183">
            <text:p>2148218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90542">
            <text:p>1909054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980129">
            <text:p>1698012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213820">
            <text:p>1421382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256276">
            <text:p>1625627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84219">
            <text:p>1598421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861996">
            <text:p>19861996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218042">
            <text:p>1821804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850485">
            <text:p>2385048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887255">
            <text:p>28887255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66009">
            <text:p>2266600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765479">
            <text:p>3076547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643849">
            <text:p>28643849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130288">
            <text:p>22130288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889417">
            <text:p>16889417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834843">
            <text:p>1583484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222394">
            <text:p>1722239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591333">
            <text:p>1659133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134100">
            <text:p>2313410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254522">
            <text:p>2225452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844880">
            <text:p>17844880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76072">
            <text:p>1907607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96524">
            <text:p>1599652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649263">
            <text:p>14649263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701692">
            <text:p>19701692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688474">
            <text:p>15688474</text:p>
          </table:table-cell>
          <table:table-cell table:number-columns-repeated="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026449">
            <text:p>1702644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3374108">
            <text:p>4337410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403802">
            <text:p>2640380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634859">
            <text:p>2363485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771776">
            <text:p>2977177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63575">
            <text:p>2116357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644529">
            <text:p>2064452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093350">
            <text:p>2709335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774610">
            <text:p>2277461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885777">
            <text:p>2288577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929359">
            <text:p>2092935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444804">
            <text:p>2344480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7851457">
            <text:p>4785145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362348">
            <text:p>2236234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47021">
            <text:p>30047021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205092">
            <text:p>2720509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119892">
            <text:p>3011989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845058">
            <text:p>1984505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443972">
            <text:p>3244397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403489">
            <text:p>2340348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94299">
            <text:p>2119429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351346">
            <text:p>2635134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067076">
            <text:p>33067076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88985">
            <text:p>2198898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426792">
            <text:p>2642679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81675">
            <text:p>1908167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944085">
            <text:p>2294408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023339">
            <text:p>1902333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099585">
            <text:p>1809958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917889">
            <text:p>2291788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715690">
            <text:p>2671569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134623">
            <text:p>3213462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81868">
            <text:p>2478186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18878">
            <text:p>2261887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154995">
            <text:p>3715499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415940">
            <text:p>2541594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00745">
            <text:p>2220074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32515">
            <text:p>28032515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338550">
            <text:p>21338550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394968">
            <text:p>2239496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480307">
            <text:p>29480307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179309">
            <text:p>2517930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257569">
            <text:p>2025756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728602">
            <text:p>22728602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784358">
            <text:p>2078435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626043">
            <text:p>33626043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053718">
            <text:p>3005371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64248">
            <text:p>28064248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065769">
            <text:p>20065769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612854">
            <text:p>18612854</text:p>
          </table:table-cell>
          <table:table-cell table:number-columns-repeated="1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538730">
            <text:p>2153873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637365">
            <text:p>3063736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30451">
            <text:p>3003045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297680">
            <text:p>2529768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865892">
            <text:p>2986589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061732">
            <text:p>2606173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383502">
            <text:p>3138350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3957301">
            <text:p>43957301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362969">
            <text:p>2836296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381584">
            <text:p>2738158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023072">
            <text:p>2202307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376076">
            <text:p>2237607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900699">
            <text:p>2590069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842628">
            <text:p>2384262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771829">
            <text:p>2077182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470705">
            <text:p>3047070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77189">
            <text:p>2297718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584976">
            <text:p>4158497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43613">
            <text:p>2364361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023315">
            <text:p>2702331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9190182">
            <text:p>4919018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541538">
            <text:p>3054153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971444">
            <text:p>3397144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438835">
            <text:p>2943883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353162">
            <text:p>2335316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126168">
            <text:p>2912616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807263">
            <text:p>2480726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7886593">
            <text:p>3788659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886763">
            <text:p>3188676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957926">
            <text:p>2395792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380784">
            <text:p>3238078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533819">
            <text:p>2953381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964052">
            <text:p>2496405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611345">
            <text:p>2861134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768778">
            <text:p>29768778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399519">
            <text:p>2939951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230966">
            <text:p>24230966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402515">
            <text:p>2940251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2116533">
            <text:p>3211653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54135513">
            <text:p>54135513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738194">
            <text:p>35738194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785949">
            <text:p>2678594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711132">
            <text:p>2571113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013349">
            <text:p>2301334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501022">
            <text:p>24501022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822395">
            <text:p>3582239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8400665">
            <text:p>38400665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303379">
            <text:p>2230337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511590">
            <text:p>42511590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182509">
            <text:p>22182509</text:p>
          </table:table-cell>
          <table:table-cell table:number-columns-repeated="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296679">
            <text:p>2629667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5156023">
            <text:p>5515602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347761">
            <text:p>4134776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764153">
            <text:p>4476415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450630">
            <text:p>2745063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833462">
            <text:p>4183346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290318">
            <text:p>3529031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3037094">
            <text:p>5303709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470355">
            <text:p>3547035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701183">
            <text:p>40701183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518942">
            <text:p>3651894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628510">
            <text:p>4962851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768546">
            <text:p>4976854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837209">
            <text:p>3583720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664192">
            <text:p>3266419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739112">
            <text:p>3573911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742035">
            <text:p>3374203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238467">
            <text:p>3923846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513644">
            <text:p>2951364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30352">
            <text:p>2853035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292854">
            <text:p>4929285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848865">
            <text:p>3584886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129147">
            <text:p>3712914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621020">
            <text:p>3262102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915221">
            <text:p>2991522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9940428">
            <text:p>3994042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518350">
            <text:p>3551835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3668081">
            <text:p>3366808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194299">
            <text:p>2819429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826177">
            <text:p>2482617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026198">
            <text:p>2902619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61433029">
            <text:p>6143302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138636">
            <text:p>3813863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74094">
            <text:p>2697409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906616">
            <text:p>2890661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520249">
            <text:p>4652024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590331">
            <text:p>31590331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1784466">
            <text:p>5178446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2705712">
            <text:p>4270571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1155105">
            <text:p>4115510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878462">
            <text:p>34878462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148948">
            <text:p>28148948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97160">
            <text:p>29697160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90507">
            <text:p>2939050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559869">
            <text:p>34559869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263625">
            <text:p>31263625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048317">
            <text:p>3804831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274264">
            <text:p>29274264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028386">
            <text:p>29028386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511717">
            <text:p>50511717</text:p>
          </table:table-cell>
          <table:table-cell table:number-columns-repeated="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150217">
            <text:p>4615021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014041">
            <text:p>4401404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329781">
            <text:p>4632978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803259">
            <text:p>5880325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8288087">
            <text:p>6828808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717374">
            <text:p>4171737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9119049">
            <text:p>6911904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857922">
            <text:p>4085792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8594501">
            <text:p>4859450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937433">
            <text:p>3993743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7806513">
            <text:p>5780651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1148494">
            <text:p>6114849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570560">
            <text:p>4157056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496674">
            <text:p>3449667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976336">
            <text:p>5897633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9682179">
            <text:p>6968217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746517">
            <text:p>3674651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678517">
            <text:p>3667851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952389">
            <text:p>2795238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055965">
            <text:p>3905596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3733287">
            <text:p>5373328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9441374">
            <text:p>59441374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568928">
            <text:p>4356892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130419">
            <text:p>4513041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483121">
            <text:p>3948312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9636231">
            <text:p>6963623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980619">
            <text:p>4498061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399016">
            <text:p>4439901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340929">
            <text:p>3434092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170647">
            <text:p>30170647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0899181">
            <text:p>5089918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84349582">
            <text:p>8434958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904860">
            <text:p>55904860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421776">
            <text:p>47421776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7774412">
            <text:p>6777441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2066013">
            <text:p>6206601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5391885">
            <text:p>6539188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4915348">
            <text:p>4491534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834989">
            <text:p>3683498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8428591">
            <text:p>5842859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305161">
            <text:p>3330516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471469">
            <text:p>40471469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536642">
            <text:p>3153664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184331">
            <text:p>4618433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627861">
            <text:p>45627861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580828">
            <text:p>3458082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36102">
            <text:p>42736102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862328">
            <text:p>47862328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7605433">
            <text:p>37605433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613485">
            <text:p>35613485</text:p>
          </table:table-cell>
          <table:table-cell table:number-columns-repeated="12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934576">
            <text:p>3293457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755430">
            <text:p>4475543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253861">
            <text:p>5025386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602666">
            <text:p>4560266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9410035">
            <text:p>7941003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612795">
            <text:p>4361279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976967">
            <text:p>3897696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850922">
            <text:p>4185092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89538">
            <text:p>4588953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999978">
            <text:p>3599997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682465">
            <text:p>3768246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461221">
            <text:p>4946122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6414697">
            <text:p>4641469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533859">
            <text:p>3853385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939710">
            <text:p>5093971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438560">
            <text:p>3243856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1517626">
            <text:p>7151762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88270059">
            <text:p>8827005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636160">
            <text:p>4063616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111616">
            <text:p>4411161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299008">
            <text:p>4229900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284454">
            <text:p>3728445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873814">
            <text:p>5287381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239024">
            <text:p>452390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579158">
            <text:p>5157915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32913">
            <text:p>4583291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696706">
            <text:p>4269670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860316">
            <text:p>6486031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611522">
            <text:p>39611522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339506">
            <text:p>4133950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567420">
            <text:p>3956742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844735">
            <text:p>3584473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9424425">
            <text:p>7942442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438275">
            <text:p>6443827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966324">
            <text:p>5496632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9912365">
            <text:p>59912365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698649">
            <text:p>3969864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305538">
            <text:p>4030553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0607978">
            <text:p>4060797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271931">
            <text:p>4527193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0688901">
            <text:p>60688901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023623">
            <text:p>39023623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785550">
            <text:p>49785550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877549">
            <text:p>3887754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242479">
            <text:p>38242479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75650696">
            <text:p>75650696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760797">
            <text:p>5676079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881634">
            <text:p>54881634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8109798">
            <text:p>68109798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723577">
            <text:p>52723577</text:p>
          </table:table-cell>
          <table:table-cell table:number-columns-repeated="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593632">
            <text:p>5459363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2364484">
            <text:p>5236448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010201">
            <text:p>5901020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828294">
            <text:p>5182829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177630">
            <text:p>6317763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781152">
            <text:p>4978115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6064325">
            <text:p>6606432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6464194">
            <text:p>7646419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5722035">
            <text:p>8572203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842003">
            <text:p>51842003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758416">
            <text:p>4675841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475281">
            <text:p>4647528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665170">
            <text:p>6166517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377262">
            <text:p>6037726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9868848">
            <text:p>8986884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4540614">
            <text:p>7454061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924817">
            <text:p>4792481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724874">
            <text:p>727248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490202">
            <text:p>4749020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626422">
            <text:p>4462642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5251947">
            <text:p>6525194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141207">
            <text:p>5114120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080969">
            <text:p>4308096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298444">
            <text:p>5129844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284767">
            <text:p>5828476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500009">
            <text:p>4350000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370739">
            <text:p>4337073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29201">
            <text:p>4852920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426057">
            <text:p>4342605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878068">
            <text:p>4587806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6447279">
            <text:p>6644727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883655">
            <text:p>4688365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950112">
            <text:p>54950112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2503837">
            <text:p>92503837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2070279">
            <text:p>9207027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988894">
            <text:p>5998889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755585">
            <text:p>4475558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990590">
            <text:p>5699059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267959">
            <text:p>58267959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886645">
            <text:p>4288664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819825">
            <text:p>60819825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9616418">
            <text:p>4961641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15110">
            <text:p>4391511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972030">
            <text:p>4597203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6514236">
            <text:p>56514236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651074">
            <text:p>53651074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1013171">
            <text:p>4101317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9954250">
            <text:p>69954250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28648">
            <text:p>48528648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641371">
            <text:p>60641371</text:p>
          </table:table-cell>
          <table:table-cell table:number-columns-repeated="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151145">
            <text:p>7015114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474300">
            <text:p>5347430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3915127">
            <text:p>5391512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568450">
            <text:p>5456845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197449">
            <text:p>6219744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699774">
            <text:p>5269977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756880">
            <text:p>7975688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3050213">
            <text:p>10305021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419198">
            <text:p>5741919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687491">
            <text:p>6968749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009867">
            <text:p>8400986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002278">
            <text:p>5700227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348817">
            <text:p>6734881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302730">
            <text:p>5630273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09197056">
            <text:p>10919705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246739">
            <text:p>8224673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455565">
            <text:p>4945556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76525">
            <text:p>5807652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4006515">
            <text:p>7400651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882101">
            <text:p>5788210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309799">
            <text:p>7030979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254665">
            <text:p>5125466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163890">
            <text:p>84163890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9356183">
            <text:p>99356183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5994668">
            <text:p>7599466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9909499">
            <text:p>8990949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2526799">
            <text:p>72526799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484688">
            <text:p>5748468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3413247">
            <text:p>7341324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576656">
            <text:p>6057665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9680885">
            <text:p>8968088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4664817">
            <text:p>9466481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1428702">
            <text:p>7142870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6172897">
            <text:p>9617289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473492">
            <text:p>6447349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9581372">
            <text:p>5958137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977814">
            <text:p>5797781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703194">
            <text:p>57703194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492772">
            <text:p>5649277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4556255">
            <text:p>5455625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971738">
            <text:p>6497173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1221101">
            <text:p>9122110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44731">
            <text:p>5804473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7362255">
            <text:p>8736225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6045168">
            <text:p>86045168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0578522">
            <text:p>90578522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054337">
            <text:p>60054337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925341">
            <text:p>58925341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320986">
            <text:p>79320986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455165">
            <text:p>79455165</text:p>
          </table:table-cell>
          <table:table-cell table:number-columns-repeated="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307313">
            <text:p>5130731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030353">
            <text:p>8703035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1830128">
            <text:p>8183012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7848302">
            <text:p>12784830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898910">
            <text:p>6389891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7486492">
            <text:p>11748649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724482">
            <text:p>5672448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4796597">
            <text:p>9479659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814496">
            <text:p>758144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970874">
            <text:p>7097087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159686">
            <text:p>5615968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8127803">
            <text:p>7812780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245865">
            <text:p>7224586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147623">
            <text:p>6514762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9774355">
            <text:p>79774355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443539">
            <text:p>8544353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072716">
            <text:p>8707271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9223952">
            <text:p>9922395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3202320">
            <text:p>8320232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3900474">
            <text:p>11390047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2720362">
            <text:p>12272036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023674">
            <text:p>6702367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0123277">
            <text:p>13012327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994313">
            <text:p>93994313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362872">
            <text:p>5736287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089954">
            <text:p>5908995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5590587">
            <text:p>8559058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732406">
            <text:p>6773240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21457296">
            <text:p>12145729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213429">
            <text:p>5721342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177594">
            <text:p>7317759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057776">
            <text:p>7205777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689761">
            <text:p>7268976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005214">
            <text:p>6600521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758269">
            <text:p>8075826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1632360">
            <text:p>9163236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779137">
            <text:p>6777913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179416">
            <text:p>72179416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158332">
            <text:p>61158332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219481">
            <text:p>54219481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836007">
            <text:p>6983600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497764">
            <text:p>6249776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0453687">
            <text:p>80453687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7753209">
            <text:p>8775320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639220">
            <text:p>63639220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9377679">
            <text:p>5937767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185104">
            <text:p>5718510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7229938">
            <text:p>97229938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691324">
            <text:p>98691324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7962319">
            <text:p>57962319</text:p>
          </table:table-cell>
          <table:table-cell table:number-columns-repeated="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17458035">
            <text:p>11745803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068030">
            <text:p>9706803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867737">
            <text:p>9786773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2781621">
            <text:p>10278162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572805">
            <text:p>6657280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944587">
            <text:p>9294458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539706">
            <text:p>6553970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885201">
            <text:p>8888520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226423">
            <text:p>11022642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2873617">
            <text:p>10287361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4208877">
            <text:p>12420887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6852337">
            <text:p>13685233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7378056">
            <text:p>8737805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9942606">
            <text:p>14994260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7416561">
            <text:p>12741656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9851807">
            <text:p>6985180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999125">
            <text:p>11099912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261700">
            <text:p>8926170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1515014">
            <text:p>7151501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823370">
            <text:p>6482337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5073064">
            <text:p>9507306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7530662">
            <text:p>8753066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028803">
            <text:p>11902880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587924">
            <text:p>7058792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069771">
            <text:p>9606977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048919">
            <text:p>9704891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955608">
            <text:p>9295560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045370">
            <text:p>7804537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304734">
            <text:p>8830473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4811037">
            <text:p>9481103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4768242">
            <text:p>10476824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4184942">
            <text:p>12418494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0905247">
            <text:p>8090524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245834">
            <text:p>5824583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847022">
            <text:p>60847022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48578">
            <text:p>9974857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7777024">
            <text:p>117777024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0414138">
            <text:p>130414138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0274989">
            <text:p>8027498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9394515">
            <text:p>13939451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1098350">
            <text:p>7109835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278135">
            <text:p>114278135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28703257">
            <text:p>128703257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7017660">
            <text:p>97017660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956966">
            <text:p>5795696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6116929">
            <text:p>9611692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2140901">
            <text:p>82140901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710509">
            <text:p>92710509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196006">
            <text:p>86196006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585383">
            <text:p>83585383</text:p>
          </table:table-cell>
          <table:table-cell table:number-columns-repeated="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8722567">
            <text:p>11872256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8192384">
            <text:p>8819238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2359102">
            <text:p>15235910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362355">
            <text:p>9536235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5269178">
            <text:p>12526917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7849280">
            <text:p>12784928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9785090">
            <text:p>10978509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9126304">
            <text:p>14912630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1161373">
            <text:p>14116137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067686">
            <text:p>12806768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829187">
            <text:p>7482918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085248">
            <text:p>8308524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471928">
            <text:p>7647192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4769624">
            <text:p>14476962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633652">
            <text:p>8463365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984969">
            <text:p>9998496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044651">
            <text:p>9204465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5212739">
            <text:p>8521273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3229358">
            <text:p>8322935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967230">
            <text:p>8496723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01407896">
            <text:p>20140789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54322057">
            <text:p>154322057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4921313">
            <text:p>12492131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3545806">
            <text:p>13354580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4183542">
            <text:p>11418354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9454359">
            <text:p>7945435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316501">
            <text:p>6931650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5289196">
            <text:p>8528919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47491713">
            <text:p>14749171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091622">
            <text:p>6909162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3480374">
            <text:p>7348037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776555">
            <text:p>9477655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727542">
            <text:p>8672754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0162503">
            <text:p>8016250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1226491">
            <text:p>111226491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6699614">
            <text:p>86699614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858423">
            <text:p>126858423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749790">
            <text:p>7474979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511288">
            <text:p>9251128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861365">
            <text:p>8286136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556419">
            <text:p>8455641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645569">
            <text:p>66645569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69035115">
            <text:p>16903511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1883092">
            <text:p>81883092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0747288">
            <text:p>80747288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464880">
            <text:p>7846488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687975">
            <text:p>9968797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2467026">
            <text:p>72467026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4339650">
            <text:p>64339650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8601985">
            <text:p>108601985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8181515">
            <text:p>6818151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429542">
            <text:p>1404295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3817705">
            <text:p>8381770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208823">
            <text:p>10020882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201242">
            <text:p>812012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8202314">
            <text:p>8820231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4290670">
            <text:p>15429067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771568">
            <text:p>10877156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4850788">
            <text:p>13485078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032261">
            <text:p>9603226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739536">
            <text:p>7473953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810742">
            <text:p>1338107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478256">
            <text:p>11647825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55482214">
            <text:p>15548221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198048">
            <text:p>7419804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609649">
            <text:p>1216096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891811">
            <text:p>9689181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042770">
            <text:p>8504277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161571">
            <text:p>8916157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7657501">
            <text:p>14765750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7474903">
            <text:p>7747490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348994">
            <text:p>12134899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638233">
            <text:p>12963823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255568">
            <text:p>11325556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461277">
            <text:p>9146127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937046">
            <text:p>9293704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8585774">
            <text:p>12858577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3279181">
            <text:p>9327918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9720396">
            <text:p>11972039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9356349">
            <text:p>10935634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095056">
            <text:p>9009505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736902">
            <text:p>10673690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1612928">
            <text:p>18161292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71308450">
            <text:p>171308450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7298206">
            <text:p>12729820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0576025">
            <text:p>90576025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645497">
            <text:p>9264549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277042">
            <text:p>1062770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5136521">
            <text:p>105136521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863687">
            <text:p>92863687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394423">
            <text:p>98394423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776089">
            <text:p>12677608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4048882">
            <text:p>12404888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8999826">
            <text:p>88999826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2426558">
            <text:p>14242655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359824">
            <text:p>106359824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053442">
            <text:p>137053442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959578">
            <text:p>82959578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477669">
            <text:p>11747766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817179">
            <text:p>82817179</text:p>
          </table:table-cell>
          <table:table-cell table:number-columns-repeated="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592418">
            <text:p>9259241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319005">
            <text:p>11831900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6333946">
            <text:p>10633394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8414774">
            <text:p>10841477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341830">
            <text:p>10034183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704894">
            <text:p>8370489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65573625">
            <text:p>16557362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6840536">
            <text:p>15684053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5667180">
            <text:p>9566718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2222265">
            <text:p>12222226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475177">
            <text:p>9347517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083164">
            <text:p>10308316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4576191">
            <text:p>19457619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0614387">
            <text:p>14061438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6594021">
            <text:p>11659402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5156410">
            <text:p>9515641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377122">
            <text:p>10137712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3598715">
            <text:p>15359871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617718">
            <text:p>10261771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7847561">
            <text:p>12784756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091699">
            <text:p>10709169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4658041">
            <text:p>14465804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1738714">
            <text:p>19173871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5723626">
            <text:p>85723626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566428">
            <text:p>15556642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7660723">
            <text:p>9766072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1575267">
            <text:p>11157526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951231">
            <text:p>10095123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70189">
            <text:p>8947018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9476407">
            <text:p>15947640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8950643">
            <text:p>8895064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0899691">
            <text:p>12089969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135835">
            <text:p>13513583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5970947">
            <text:p>14597094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1199519">
            <text:p>12119951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901330">
            <text:p>9390133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0001967">
            <text:p>170001967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9936900">
            <text:p>13993690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029255">
            <text:p>107029255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7844431">
            <text:p>19784443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749334">
            <text:p>107749334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1653751">
            <text:p>301653751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397350">
            <text:p>89397350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329478">
            <text:p>118329478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0257359">
            <text:p>12025735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0907703">
            <text:p>9090770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94966109">
            <text:p>194966109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9574253">
            <text:p>9957425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6861223">
            <text:p>136861223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6030902">
            <text:p>126030902</text:p>
          </table:table-cell>
          <table:table-cell table:number-columns-repeated="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72035244">
            <text:p>17203524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85025121">
            <text:p>18502512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009393">
            <text:p>10400939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606320">
            <text:p>12260632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657313">
            <text:p>10365731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734429">
            <text:p>100734429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5290553">
            <text:p>21529055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0312318">
            <text:p>21031231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565488">
            <text:p>12756548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2603900">
            <text:p>16260390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5892410">
            <text:p>9589241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8242842">
            <text:p>16824284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6979027">
            <text:p>29697902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6415707">
            <text:p>12641570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787116">
            <text:p>11378711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90076257">
            <text:p>29007625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0081334">
            <text:p>21008133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4588783">
            <text:p>13458878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6439441">
            <text:p>10643944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047212">
            <text:p>14604721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835967">
            <text:p>11383596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6398298">
            <text:p>10639829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974533">
            <text:p>17197453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6966027">
            <text:p>15696602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8693178">
            <text:p>20869317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5867348">
            <text:p>13586734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580287">
            <text:p>9158028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3142246">
            <text:p>10314224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3995762">
            <text:p>14399576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96621664">
            <text:p>19662166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5169260">
            <text:p>17516926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772886">
            <text:p>12877288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3651303">
            <text:p>15365130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9310967">
            <text:p>8931096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828843">
            <text:p>107828843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7938860">
            <text:p>15793886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6533245">
            <text:p>136533245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928960">
            <text:p>100928960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4103786">
            <text:p>26410378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5449878">
            <text:p>24544987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4290666">
            <text:p>14429066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307051">
            <text:p>100307051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2223137">
            <text:p>28222313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7875747">
            <text:p>117875747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1418024">
            <text:p>20141802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6297858">
            <text:p>13629785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53863948">
            <text:p>253863948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0777522">
            <text:p>170777522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349156">
            <text:p>102349156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2337204">
            <text:p>202337204</text:p>
          </table:table-cell>
          <table:table-cell table:number-columns-repeated="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603549">
            <text:p>12960354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848371">
            <text:p>11984837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5721654">
            <text:p>17572165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8312929">
            <text:p>11831292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7786602">
            <text:p>14778660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8049969">
            <text:p>10804996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8724661">
            <text:p>18872466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6653135">
            <text:p>13665313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4303950">
            <text:p>21430395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0453505">
            <text:p>15045350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2641050">
            <text:p>12264105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01910290">
            <text:p>2019102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5573517">
            <text:p>11557351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2723901">
            <text:p>14272390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2805189">
            <text:p>16280518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220257">
            <text:p>14122025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6132906">
            <text:p>12613290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203938">
            <text:p>13420393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919383">
            <text:p>11991938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0585149">
            <text:p>18058514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4447651">
            <text:p>16444765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116366">
            <text:p>10011636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8993649">
            <text:p>19899364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9649232">
            <text:p>139649232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5680894">
            <text:p>10568089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7123543">
            <text:p>12712354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76645509">
            <text:p>27664550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0711114">
            <text:p>17071111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1545018">
            <text:p>15154501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1291708">
            <text:p>15129170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250121">
            <text:p>13725012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3474690">
            <text:p>2134746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6098735">
            <text:p>16609873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8716208">
            <text:p>11871620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7053973">
            <text:p>19705397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0050044">
            <text:p>18005004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8185225">
            <text:p>158185225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503788">
            <text:p>11250378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023887">
            <text:p>13702388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8729546">
            <text:p>14872954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7577391">
            <text:p>167577391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2945496">
            <text:p>112945496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9627233">
            <text:p>149627233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454839">
            <text:p>199454839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8927938">
            <text:p>158927938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10678884">
            <text:p>21067888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7875790">
            <text:p>227875790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1507887">
            <text:p>12150788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8513384">
            <text:p>118513384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8133307">
            <text:p>228133307</text:p>
          </table:table-cell>
          <table:table-cell table:number-columns-repeated="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9863961">
            <text:p>22986396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5861218">
            <text:p>18586121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624384">
            <text:p>17662438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8118701">
            <text:p>21811870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714869">
            <text:p>12471486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9455969">
            <text:p>14945596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1946799">
            <text:p>19194679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6430635">
            <text:p>14643063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0743537">
            <text:p>21074353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4541476">
            <text:p>16454147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3738200">
            <text:p>12373820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8973150">
            <text:p>13897315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4895554">
            <text:p>22489555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5572948">
            <text:p>28557294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6536277">
            <text:p>14653627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187409">
            <text:p>129187409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73588264">
            <text:p>27358826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4435690">
            <text:p>174435690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2855781">
            <text:p>18285578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4232515">
            <text:p>13423251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1786625">
            <text:p>15178662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8947761">
            <text:p>23894776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654915">
            <text:p>12965491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061576">
            <text:p>13906157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8839084">
            <text:p>11883908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9915958">
            <text:p>12991595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8247064">
            <text:p>188247064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7569501">
            <text:p>14756950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704415">
            <text:p>13770441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9420738">
            <text:p>17942073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028772">
            <text:p>12402877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8539288">
            <text:p>24853928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2412375">
            <text:p>24241237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637516">
            <text:p>13563751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5814353">
            <text:p>205814353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8260902">
            <text:p>24826090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3671641">
            <text:p>12367164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8901157">
            <text:p>17890115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0358277">
            <text:p>12035827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2473167">
            <text:p>14247316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90276465">
            <text:p>290276465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54579062">
            <text:p>25457906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3886826">
            <text:p>14388682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5077236">
            <text:p>175077236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7387692">
            <text:p>13738769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5212501">
            <text:p>12521250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3485258">
            <text:p>173485258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0280652">
            <text:p>120280652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4689911">
            <text:p>154689911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0282427">
            <text:p>130282427</text:p>
          </table:table-cell>
          <table:table-cell table:number-columns-repeated="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21982731">
            <text:p>32198273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6916635">
            <text:p>25691663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7761764">
            <text:p>19776176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6127080">
            <text:p>18612708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6860993">
            <text:p>12686099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72742890">
            <text:p>37274289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6695044">
            <text:p>23669504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1393470">
            <text:p>22139347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8784704">
            <text:p>20878470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61042470">
            <text:p>26104247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5566058">
            <text:p>18556605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4410909">
            <text:p>15441090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276518">
            <text:p>13827651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394108">
            <text:p>14239410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622804">
            <text:p>14262280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9093773">
            <text:p>22909377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4359644">
            <text:p>25435964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3956671">
            <text:p>16395667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8475836">
            <text:p>20847583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8615998">
            <text:p>21861599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6166399">
            <text:p>12616639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5680711">
            <text:p>25568071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3823681">
            <text:p>19382368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1301244">
            <text:p>21130124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1867523">
            <text:p>15186752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3949276">
            <text:p>20394927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7719570">
            <text:p>22771957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5318634">
            <text:p>18531863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9088526">
            <text:p>15908852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6619302">
            <text:p>126619302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2341559">
            <text:p>15234155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7598870">
            <text:p>31759887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62235576">
            <text:p>26223557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6166170">
            <text:p>236166170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0416001">
            <text:p>25041600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9254279">
            <text:p>259254279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9818697">
            <text:p>12981869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085808">
            <text:p>14608580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4081154">
            <text:p>214081154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1999413">
            <text:p>181999413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9985606">
            <text:p>25998560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1807216">
            <text:p>241807216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1933977">
            <text:p>171933977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9438688">
            <text:p>17943868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9309481">
            <text:p>14930948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4701988">
            <text:p>12470198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763958">
            <text:p>146763958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4473555">
            <text:p>154473555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4181481">
            <text:p>22418148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2214161">
            <text:p>122214161</text:p>
          </table:table-cell>
          <table:table-cell table:number-columns-repeated="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0611125">
            <text:p>18061112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3327390">
            <text:p>22332739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3157888">
            <text:p>15315788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2345438">
            <text:p>19234543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1639022">
            <text:p>18163902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4297548">
            <text:p>21429754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0310758">
            <text:p>22031075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7582515">
            <text:p>20758251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7188150">
            <text:p>26718815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4000673">
            <text:p>16400067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4446524">
            <text:p>25444652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1962033">
            <text:p>22196203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3836351">
            <text:p>32383635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4520494">
            <text:p>15452049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0729175">
            <text:p>22072917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9024521">
            <text:p>19902452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8708661">
            <text:p>14870866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0355371">
            <text:p>21035537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6976310">
            <text:p>24697631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0778838">
            <text:p>27077883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9226765">
            <text:p>24922676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3617497">
            <text:p>17361749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6614149">
            <text:p>16661414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30220116">
            <text:p>43022011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2242286">
            <text:p>15224228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8697325">
            <text:p>29869732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7648877">
            <text:p>20764887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8469450">
            <text:p>15846945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6328622">
            <text:p>17632862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7128684">
            <text:p>167128684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3114856">
            <text:p>18311485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9845079">
            <text:p>26984507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37463080">
            <text:p>33746308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8672118">
            <text:p>198672118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5837670">
            <text:p>30583767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33897573">
            <text:p>23389757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0127700">
            <text:p>28012770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4781180">
            <text:p>18478118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2713699">
            <text:p>152713699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5876460">
            <text:p>195876460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4880966">
            <text:p>244880966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6256985">
            <text:p>15625698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092083">
            <text:p>193092083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6641981">
            <text:p>166641981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6601015">
            <text:p>28660101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0251127">
            <text:p>37025112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2098162">
            <text:p>222098162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9024815">
            <text:p>24902481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2702417">
            <text:p>272702417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3292495">
            <text:p>143292495</text:p>
          </table:table-cell>
          <table:table-cell table:number-columns-repeated="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6738050">
            <text:p>30673805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3132489">
            <text:p>16313248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4834993">
            <text:p>23483499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6419169">
            <text:p>26641916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1573014">
            <text:p>27157301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9678802">
            <text:p>26967880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0305051">
            <text:p>21030505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7425047">
            <text:p>18742504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1850699">
            <text:p>22185069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94990230">
            <text:p>19499023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5463622">
            <text:p>17546362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1706861">
            <text:p>27170686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5703235">
            <text:p>22570323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3275703">
            <text:p>24327570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4359621">
            <text:p>27435962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703636">
            <text:p>30670363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4272482">
            <text:p>21427248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7939187">
            <text:p>20793918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0059796">
            <text:p>320059796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3615187">
            <text:p>27361518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9587641">
            <text:p>20958764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2052451">
            <text:p>22205245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7530445">
            <text:p>27753044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62937923">
            <text:p>46293792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6063314">
            <text:p>24606331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5806197">
            <text:p>21580619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100335">
            <text:p>28010033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4395903">
            <text:p>254395903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86189088">
            <text:p>38618908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209574">
            <text:p>22820957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9679561">
            <text:p>25967956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8059017">
            <text:p>27805901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3647254">
            <text:p>15364725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5734842">
            <text:p>235734842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9395031">
            <text:p>22939503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8228555">
            <text:p>27822855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6610984">
            <text:p>34661098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5887277">
            <text:p>31588727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8269729">
            <text:p>24826972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0653728">
            <text:p>18065372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3384840">
            <text:p>30338484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4664578">
            <text:p>23466457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6568227">
            <text:p>216568227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4547159">
            <text:p>214547159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7743010">
            <text:p>327743010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8851135">
            <text:p>18885113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4595405">
            <text:p>284595405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3861411">
            <text:p>223861411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7297798">
            <text:p>327297798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8856194">
            <text:p>248856194</text:p>
          </table:table-cell>
          <table:table-cell table:number-columns-repeated="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9011148">
            <text:p>25901114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9751268">
            <text:p>26975126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7926191">
            <text:p>30792619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9647910">
            <text:p>19964791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8831087">
            <text:p>32883108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2164767">
            <text:p>26216476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6760397">
            <text:p>25676039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217033">
            <text:p>22621703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1822304">
            <text:p>20182230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4489011">
            <text:p>28448901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9835758">
            <text:p>29983575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3654387">
            <text:p>18365438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6366985">
            <text:p>24636698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0553977">
            <text:p>39055397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5895369">
            <text:p>20589536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5813757">
            <text:p>22581375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9192411">
            <text:p>20919241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30804347">
            <text:p>43080434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5394951">
            <text:p>18539495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3749659">
            <text:p>27374965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7478616">
            <text:p>21747861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8244736">
            <text:p>3282447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7215518">
            <text:p>29721551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9193145">
            <text:p>28919314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4518225">
            <text:p>294518225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10052244">
            <text:p>41005224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8323736">
            <text:p>20832373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3172403">
            <text:p>21317240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4828903">
            <text:p>18482890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8806981">
            <text:p>17880698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60086532">
            <text:p>36008653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6811930">
            <text:p>176811930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8246977">
            <text:p>20824697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9777194">
            <text:p>23977719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4706989">
            <text:p>32470698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0631671">
            <text:p>28063167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8880656">
            <text:p>22888065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2739196">
            <text:p>242739196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491878">
            <text:p>20049187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74012">
            <text:p>317274012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9065979">
            <text:p>45906597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66039698">
            <text:p>366039698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8032481">
            <text:p>27803248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5925099">
            <text:p>23592509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7707587">
            <text:p>24770758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93508081">
            <text:p>393508081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0915024">
            <text:p>280915024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9298579">
            <text:p>219298579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3194087">
            <text:p>213194087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9372563">
            <text:p>199372563</text:p>
          </table:table-cell>
          <table:table-cell table:number-columns-repeated="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3627398">
            <text:p>22362739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5244757">
            <text:p>22524475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0467149">
            <text:p>23046714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0790950">
            <text:p>18079095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0773603">
            <text:p>23077360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6025338">
            <text:p>38602533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7381807">
            <text:p>38738180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0146079">
            <text:p>48014607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4025854">
            <text:p>20402585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1018159">
            <text:p>28101815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2001779">
            <text:p>36200177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9043862">
            <text:p>35904386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5001303">
            <text:p>30500130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7830084">
            <text:p>18783008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8039842">
            <text:p>20803984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1561516">
            <text:p>29156151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31677072">
            <text:p>23167707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0428199">
            <text:p>22042819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2130625">
            <text:p>282130625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7763866">
            <text:p>27776386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1648741">
            <text:p>35164874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3112588">
            <text:p>25311258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2806982">
            <text:p>48280698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19711706">
            <text:p>41971170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7081046">
            <text:p>42708104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4777167">
            <text:p>24477716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9061987">
            <text:p>30906198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76019356">
            <text:p>37601935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9703662">
            <text:p>24970366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0622782">
            <text:p>350622782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5735969">
            <text:p>22573596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8417601">
            <text:p>30841760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3241967">
            <text:p>31324196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7499380">
            <text:p>19749938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4531853">
            <text:p>17453185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26259473">
            <text:p>42625947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7879667">
            <text:p>48787966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4842089">
            <text:p>21484208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2355526">
            <text:p>32235552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3380564">
            <text:p>343380564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92027299">
            <text:p>29202729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4502206">
            <text:p>324502206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86288647">
            <text:p>486288647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2670413">
            <text:p>22267041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0043320">
            <text:p>260043320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1508351">
            <text:p>36150835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6991061">
            <text:p>266991061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3012869">
            <text:p>243012869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1986473">
            <text:p>351986473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4183048">
            <text:p>284183048</text:p>
          </table:table-cell>
          <table:table-cell table:number-columns-repeated="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4194897">
            <text:p>19419489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61364023">
            <text:p>26136402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9548233">
            <text:p>31954823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6467046">
            <text:p>19646704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9298722">
            <text:p>34929872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2151967">
            <text:p>21215196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9508147">
            <text:p>20950814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108323">
            <text:p>24010832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605324">
            <text:p>24060532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2827577">
            <text:p>21282757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6619771">
            <text:p>22661977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2990351">
            <text:p>33299035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6367010">
            <text:p>22636701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8213157">
            <text:p>24821315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6499218">
            <text:p>21649921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8906720">
            <text:p>38890672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6382398">
            <text:p>36638239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4811553">
            <text:p>23481155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51951490">
            <text:p>55195149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0630760">
            <text:p>270630760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6706843">
            <text:p>37670684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4691272">
            <text:p>38469127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9442967">
            <text:p>31944296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3128907">
            <text:p>28312890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4235469">
            <text:p>24423546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4518594">
            <text:p>24451859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6209481">
            <text:p>47620948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8503041">
            <text:p>38850304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2038049">
            <text:p>24203804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9273644">
            <text:p>19927364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8382332">
            <text:p>32838233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621267">
            <text:p>23862126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4891389">
            <text:p>24489138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4558919">
            <text:p>29455891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2297056">
            <text:p>30229705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6240257">
            <text:p>32624025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7797747">
            <text:p>357797747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3938854">
            <text:p>30393885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9254021">
            <text:p>30925402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963725">
            <text:p>240963725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8362316">
            <text:p>39836231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7808748">
            <text:p>277808748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9552526">
            <text:p>299552526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3552899">
            <text:p>34355289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9795712">
            <text:p>229795712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40536114">
            <text:p>24053611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32296113">
            <text:p>432296113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2424351">
            <text:p>202424351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3958839">
            <text:p>273958839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7441314">
            <text:p>317441314</text:p>
          </table:table-cell>
          <table:table-cell table:number-columns-repeated="12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3389455">
            <text:p>23338945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3480948">
            <text:p>40348094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4882514">
            <text:p>41488251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3975549">
            <text:p>37397554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1173726">
            <text:p>32117372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0065285">
            <text:p>24006528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4639121">
            <text:p>26463912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2260176">
            <text:p>32226017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8273493">
            <text:p>37827349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3807201">
            <text:p>2338072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013129">
            <text:p>25101312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0529401">
            <text:p>34052940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4708577">
            <text:p>45470857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9865713">
            <text:p>21986571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6981220">
            <text:p>45698122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5576681">
            <text:p>26557668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57154418">
            <text:p>45715441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2277341">
            <text:p>272277341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577201005">
            <text:p>57720100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8247587">
            <text:p>40824758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5611769">
            <text:p>36561176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0596376">
            <text:p>41059637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6266072">
            <text:p>36626607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2670210">
            <text:p>27267021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0559936">
            <text:p>38055993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40706248">
            <text:p>44070624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5596054">
            <text:p>28559605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74168964">
            <text:p>47416896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2006120">
            <text:p>32200612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0234045">
            <text:p>40023404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8461707">
            <text:p>428461707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0055666">
            <text:p>27005566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5703405">
            <text:p>34570340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2097576">
            <text:p>262097576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7194455">
            <text:p>36719445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491374">
            <text:p>227491374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8154890">
            <text:p>32815489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0244113">
            <text:p>29024411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48966118">
            <text:p>34896611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8607895">
            <text:p>248607895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024930">
            <text:p>26802493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2173740">
            <text:p>24217374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16371099">
            <text:p>21637109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8940783">
            <text:p>39894078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6811848">
            <text:p>246811848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7705120">
            <text:p>367705120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0214163">
            <text:p>420214163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56907239">
            <text:p>35690723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8686809">
            <text:p>228686809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31133952">
            <text:p>331133952</text:p>
          </table:table-cell>
          <table:table-cell table:number-columns-repeated="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2095569">
            <text:p>30209556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9347666">
            <text:p>22934766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0530315">
            <text:p>26053031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2772426">
            <text:p>26277242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1629738">
            <text:p>36162973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6062615">
            <text:p>27606261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8583510">
            <text:p>32858351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2424018">
            <text:p>32242401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5870731">
            <text:p>255870731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2981812">
            <text:p>29298181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8031937">
            <text:p>26803193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2785815">
            <text:p>32278581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4045536">
            <text:p>32404553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7501870">
            <text:p>41750187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7046738">
            <text:p>47704673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64322557">
            <text:p>66432255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8246082">
            <text:p>47824608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9061495">
            <text:p>25906149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9202870">
            <text:p>31920287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5374678">
            <text:p>43537467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29766814">
            <text:p>52976681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9876958">
            <text:p>25987695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2535807">
            <text:p>29253580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00440785">
            <text:p>50044078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8510726">
            <text:p>25851072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5601696">
            <text:p>36560169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1607750">
            <text:p>30160775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801934048">
            <text:p>80193404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9260325">
            <text:p>44926032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1972999">
            <text:p>33197299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7652533">
            <text:p>25765253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6318399">
            <text:p>30631839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6002760">
            <text:p>36600276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641424679">
            <text:p>64142467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4968010">
            <text:p>29496801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66442222">
            <text:p>566442222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2269383">
            <text:p>33226938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4185785">
            <text:p>44418578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7821910">
            <text:p>277821910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1592814">
            <text:p>39159281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0413959">
            <text:p>41041395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7557467">
            <text:p>337557467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58738976">
            <text:p>55873897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7064654">
            <text:p>427064654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8278246">
            <text:p>238278246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55831449">
            <text:p>455831449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20644563">
            <text:p>32064456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877733">
            <text:p>335877733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432828">
            <text:p>587432828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9387695">
            <text:p>279387695</text:p>
          </table:table-cell>
          <table:table-cell table:number-columns-repeated="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0566631">
            <text:p>31056663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6145874">
            <text:p>54614587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0302504">
            <text:p>43030250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8357091">
            <text:p>48835709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7409378">
            <text:p>33740937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3775941">
            <text:p>29377594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46980446">
            <text:p>54698044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4252976">
            <text:p>51425297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5227709">
            <text:p>28522770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7251909">
            <text:p>34725190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8467817">
            <text:p>51846781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3824510">
            <text:p>43382451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98181306">
            <text:p>39818130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08580097">
            <text:p>40858009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8782961">
            <text:p>57878296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1832914">
            <text:p>24183291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119111">
            <text:p>30911911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92093277">
            <text:p>49209327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6610099">
            <text:p>33661009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8340128">
            <text:p>25834012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2427266">
            <text:p>31242726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1170606">
            <text:p>41117060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0107770">
            <text:p>45010777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8453610">
            <text:p>31845361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98063895">
            <text:p>398063895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0761604">
            <text:p>48076160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4462073">
            <text:p>314462073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7141494">
            <text:p>43714149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779358290">
            <text:p>77935829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1767572">
            <text:p>43176757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41001754">
            <text:p>441001754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6760522">
            <text:p>24676052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4822797">
            <text:p>27482279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9584389">
            <text:p>32958438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7357419">
            <text:p>38735741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0304026">
            <text:p>31030402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96925736">
            <text:p>39692573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1131057">
            <text:p>571131057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8552181">
            <text:p>43855218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0690750">
            <text:p>28069075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4633078">
            <text:p>36463307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2550331">
            <text:p>57255033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86669858">
            <text:p>586669858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1269001">
            <text:p>30126900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2313589">
            <text:p>46231358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4795481">
            <text:p>474795481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3380462">
            <text:p>423380462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5256740">
            <text:p>295256740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3029396">
            <text:p>513029396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1704189">
            <text:p>271704189</text:p>
          </table:table-cell>
          <table:table-cell table:number-columns-repeated="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17467534">
            <text:p>517467534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6757959">
            <text:p>33675795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3392499">
            <text:p>59339249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9881825">
            <text:p>55988182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8034645">
            <text:p>28803464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0874789">
            <text:p>62087478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1148395">
            <text:p>43114839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2208998">
            <text:p>42220899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94342323">
            <text:p>59434232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1565076">
            <text:p>62156507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4164131">
            <text:p>42416413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2502007">
            <text:p>43250200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98170891">
            <text:p>39817089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2068701">
            <text:p>46206870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0075406">
            <text:p>47007540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0966420">
            <text:p>30096642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2881936">
            <text:p>47288193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1898415">
            <text:p>45189841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1268099">
            <text:p>27126809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8555203">
            <text:p>30855520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65254467">
            <text:p>76525446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6197316">
            <text:p>33619731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854855408">
            <text:p>85485540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5914617">
            <text:p>32591461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24367396">
            <text:p>62436739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703403807">
            <text:p>70340380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44324529">
            <text:p>54432452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8666141">
            <text:p>44866614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59110052">
            <text:p>25911005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4855796">
            <text:p>36485579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2374059">
            <text:p>32237405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866258">
            <text:p>310866258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0261419">
            <text:p>32026141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36342151">
            <text:p>636342151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9306036">
            <text:p>29930603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3526642">
            <text:p>31352664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15662253">
            <text:p>51566225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6332413">
            <text:p>29633241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0494300">
            <text:p>35049430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1069095">
            <text:p>341069095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2464296">
            <text:p>35246429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699307049">
            <text:p>699307049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919181506">
            <text:p>91918150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0841412">
            <text:p>50084141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9700977">
            <text:p>439700977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9976270">
            <text:p>479976270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1007892">
            <text:p>42100789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1801183">
            <text:p>361801183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7408582">
            <text:p>477408582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64183966">
            <text:p>564183966</text:p>
          </table:table-cell>
          <table:table-cell table:number-columns-repeated="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9081614">
            <text:p>38908161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5850504">
            <text:p>35585050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6029996">
            <text:p>56602999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8295171">
            <text:p>32829517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9291473">
            <text:p>57929147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75266693">
            <text:p>87526669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4390990">
            <text:p>45439099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8586467">
            <text:p>548586467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8722356">
            <text:p>35872235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8748310">
            <text:p>60874831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2688434">
            <text:p>39268843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8966885">
            <text:p>37896688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2221226">
            <text:p>32222122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91415229">
            <text:p>59141522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18902978">
            <text:p>41890297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3389303">
            <text:p>37338930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0956739">
            <text:p>43095673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2975913">
            <text:p>33297591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2547313">
            <text:p>31254731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1740373">
            <text:p>42174037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97595423">
            <text:p>69759542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2031640">
            <text:p>40203164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2651525">
            <text:p>48265152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1113964">
            <text:p>49111396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643034">
            <text:p>32664303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3015208">
            <text:p>37301520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8397230">
            <text:p>33839723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51261345">
            <text:p>85126134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3906924">
            <text:p>66390692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41740910">
            <text:p>64174091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9033068">
            <text:p>32903306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9206165">
            <text:p>53920616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9479880">
            <text:p>32947988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74498386">
            <text:p>67449838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09262966">
            <text:p>30926296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0729241">
            <text:p>520729241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71335740">
            <text:p>77133574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6697885">
            <text:p>34669788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19712413">
            <text:p>61971241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2466893">
            <text:p>462466893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29048054">
            <text:p>429048054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63237758">
            <text:p>46323775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1732110">
            <text:p>351732110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7575159">
            <text:p>527575159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5780775">
            <text:p>51578077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849708316">
            <text:p>84970831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5438016">
            <text:p>605438016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12693642">
            <text:p>412693642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2527205">
            <text:p>432527205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32458418">
            <text:p>532458418</text:p>
          </table:table-cell>
          <table:table-cell table:number-columns-repeated="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0682278">
            <text:p>39068227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6096735">
            <text:p>41609673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3820677">
            <text:p>36382067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9540696">
            <text:p>32954069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2565126">
            <text:p>62256512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6353911">
            <text:p>62635391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470134">
            <text:p>34047013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11366750">
            <text:p>61136675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0103214">
            <text:p>36010321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2521609">
            <text:p>37252160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5570883">
            <text:p>35557088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9080844">
            <text:p>49908084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2599127">
            <text:p>49259912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16704758">
            <text:p>71670475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3986984">
            <text:p>43398698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5596148">
            <text:p>43559614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9290855">
            <text:p>33929085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7656426">
            <text:p>57765642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3366739">
            <text:p>403366739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1466861">
            <text:p>481466861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8419353">
            <text:p>60841935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71420875">
            <text:p>47142087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8980623">
            <text:p>42898062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5359162">
            <text:p>33535916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19332940">
            <text:p>51933294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4475438">
            <text:p>50447543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8634798">
            <text:p>32863479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71959236">
            <text:p>67195923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6107882">
            <text:p>63610788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28974077">
            <text:p>72897407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6515890">
            <text:p>41651589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3986546">
            <text:p>36398654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8375848">
            <text:p>52837584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9802728">
            <text:p>44980272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42525533">
            <text:p>64252553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66434532">
            <text:p>666434532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7594918">
            <text:p>46759491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9222684">
            <text:p>33922268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5605615">
            <text:p>62560561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1797936">
            <text:p>75179793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5510513">
            <text:p>41551051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835299136">
            <text:p>83529913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72865810">
            <text:p>572865810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1617243">
            <text:p>351617243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2500354">
            <text:p>39250035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16926894">
            <text:p>416926894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6233518">
            <text:p>446233518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4896867">
            <text:p>344896867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6251706">
            <text:p>336251706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1600325">
            <text:p>581600325</text:p>
          </table:table-cell>
          <table:table-cell table:number-columns-repeated="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4873149">
            <text:p>36487314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0342727">
            <text:p>65034272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5254623">
            <text:p>40525462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7299486">
            <text:p>58729948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1679314">
            <text:p>43167931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94710821">
            <text:p>79471082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1067137">
            <text:p>49106713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4891286">
            <text:p>54489128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1418659">
            <text:p>44141865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52026112">
            <text:p>85202611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67165981">
            <text:p>56716598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00899158">
            <text:p>80089915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7482195">
            <text:p>40748219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60284310">
            <text:p>36028431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5824550">
            <text:p>37582455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7055309">
            <text:p>40705530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8340606">
            <text:p>51834060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6316720">
            <text:p>42631672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8781623">
            <text:p>53878162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9204546">
            <text:p>42920454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3018857">
            <text:p>39301885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5921125">
            <text:p>38592112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8886538">
            <text:p>51888653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0295790">
            <text:p>42029579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5729692">
            <text:p>39572969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6902899">
            <text:p>2690289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7773313">
            <text:p>39777331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8510680">
            <text:p>40851068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59370761">
            <text:p>65937076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7899169">
            <text:p>40789916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84248788">
            <text:p>68424878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0632244">
            <text:p>58063224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9937793">
            <text:p>993779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0059668">
            <text:p>54005966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71513309">
            <text:p>771513309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149888">
            <text:p>35114988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5373100">
            <text:p>59537310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67953980">
            <text:p>36795398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6495428">
            <text:p>516495428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0669880">
            <text:p>470669880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1185743">
            <text:p>371185743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821488844">
            <text:p>82148884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8574222">
            <text:p>558574222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1527477">
            <text:p>43152747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4488154">
            <text:p>604488154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99054657">
            <text:p>699054657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1218991">
            <text:p>451218991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1573555">
            <text:p>471573555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3789576">
            <text:p>64378957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48208296">
            <text:p>548208296</text:p>
          </table:table-cell>
          <table:table-cell table:number-columns-repeated="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5246381">
            <text:p>47524638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63292993">
            <text:p>76329299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01792569">
            <text:p>70179256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813109820">
            <text:p>81310982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5756968">
            <text:p>42575696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3103782">
            <text:p>51310378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40387756">
            <text:p>74038775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4213357">
            <text:p>72421335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6737408">
            <text:p>43673740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9708239">
            <text:p>59970823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8460935">
            <text:p>42846093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02310637">
            <text:p>40231063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6766689">
            <text:p>47676668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9040539">
            <text:p>42904053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1764744">
            <text:p>3176474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3525697">
            <text:p>35352569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25905258">
            <text:p>72590525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7028286">
            <text:p>64702828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3382604">
            <text:p>58338260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05817411">
            <text:p>90581741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0468107">
            <text:p>45046810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1748837">
            <text:p>54174883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5652267">
            <text:p>44565226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9397005">
            <text:p>37939700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98486949">
            <text:p>99848694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5870836">
            <text:p>44587083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7574338">
            <text:p>48757433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8760574">
            <text:p>73876057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7220183">
            <text:p>37722018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6303167">
            <text:p>39630316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92202">
            <text:p>19220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5111554">
            <text:p>62511155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7165301">
            <text:p>477165301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5848874">
            <text:p>395848874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7950253">
            <text:p>46795025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60404786">
            <text:p>96040478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38198175">
            <text:p>73819817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0343196">
            <text:p>360343196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05741088">
            <text:p>40574108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0694542">
            <text:p>370694542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95315119">
            <text:p>395315119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85637800">
            <text:p>58563780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0286340">
            <text:p>510286340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72862945">
            <text:p>77286294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18132398">
            <text:p>61813239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85797548">
            <text:p>785797548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751956883">
            <text:p>75195688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7588623">
            <text:p>457588623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0368767">
            <text:p>670368767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09953155">
            <text:p>909953155</text:p>
          </table:table-cell>
          <table:table-cell table:number-columns-repeated="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49922567">
            <text:p>94992256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43444701">
            <text:p>94344470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3427192">
            <text:p>48342719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5020269">
            <text:p>40502026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4687851">
            <text:p>47468785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2677933">
            <text:p>58267793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6651248">
            <text:p>58665124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00702590">
            <text:p>90070259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7867014">
            <text:p>67786701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7429694">
            <text:p>70742969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60175326">
            <text:p>86017532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7367088">
            <text:p>67736708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00530612">
            <text:p>80053061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3819598">
            <text:p>47381959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2133154">
            <text:p>58213315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0627180">
            <text:p>70062718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96377095">
            <text:p>89637709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46775307">
            <text:p>64677530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77984704">
            <text:p>87798470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1056705">
            <text:p>66105670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2205891">
            <text:p>74220589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021533">
            <text:p>1002153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0753145">
            <text:p>66075314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9097389">
            <text:p>57909738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9414870">
            <text:p>60941487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8407981">
            <text:p>67840798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8872107">
            <text:p>58887210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20461487">
            <text:p>620461487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24881675">
            <text:p>82488167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87385138">
            <text:p>58738513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4246904">
            <text:p>50424690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9184891">
            <text:p>55918489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3723451">
            <text:p>44372345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9034414">
            <text:p>75903441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10184899">
            <text:p>51018489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9232788">
            <text:p>46923278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99924032">
            <text:p>799924032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1285971">
            <text:p>491285971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857461183">
            <text:p>85746118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58438528">
            <text:p>65843852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5731075">
            <text:p>375731075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5392944">
            <text:p>59539294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14583013">
            <text:p>614583013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69596144">
            <text:p>669596144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03351958">
            <text:p>60335195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925210829">
            <text:p>925210829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5489848">
            <text:p>2548984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0379930">
            <text:p>550379930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2249208">
            <text:p>452249208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6490986">
            <text:p>456490986</text:p>
          </table:table-cell>
          <table:table-cell table:number-columns-repeated="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75279044">
            <text:p>5752790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0444647">
            <text:p>4304446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3567790">
            <text:p>4435677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3113078">
            <text:p>5931130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3631177">
            <text:p>59363117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84297846">
            <text:p>58429784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46129882">
            <text:p>3461298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1644925">
            <text:p>6216449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7114418">
            <text:p>56711441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59768145">
            <text:p>35976814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8729414">
            <text:p>6087294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4739380">
            <text:p>64473938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7703615">
            <text:p>4577036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8273917">
            <text:p>43827391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3645883">
            <text:p>50364588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90706714">
            <text:p>89070671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16038622">
            <text:p>61603862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14229937">
            <text:p>41422993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8744475">
            <text:p>64874447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13463136">
            <text:p>41346313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6464390">
            <text:p>45646439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6914308">
            <text:p>57691430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5180551">
            <text:p>36518055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9794982">
            <text:p>43979498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9734225">
            <text:p>50973422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1280785">
            <text:p>67128078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3259624">
            <text:p>45325962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7735704">
            <text:p>43773570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5514847">
            <text:p>43551484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743801">
            <text:p>38774380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7086231">
            <text:p>47708623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0473257">
            <text:p>4804732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5413538">
            <text:p>69541353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01517578">
            <text:p>40151757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3894315">
            <text:p>753894315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08648772">
            <text:p>50864877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96115919">
            <text:p>49611591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0760958">
            <text:p>550760958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8400753">
            <text:p>53840075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0146194">
            <text:p>64014619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7720102">
            <text:p>627720102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2165279">
            <text:p>562165279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7125620">
            <text:p>36712562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2215441">
            <text:p>712215441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6956534">
            <text:p>76695653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0347796">
            <text:p>640347796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8710844">
            <text:p>478710844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8965557">
            <text:p>578965557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37653840">
            <text:p>337653840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6137533">
            <text:p>396137533</text:p>
          </table:table-cell>
          <table:table-cell table:number-columns-repeated="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69465615">
            <text:p>36946561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01T15:28:06.55</dc:date>
    <meta:document-statistic meta:table-count="1" meta:cell-count="4796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7cm" svg:height="11.334cm" xlink:href=".." xlink:type="simple" chart:class="chart:line" chart:style-name="ch1">
        <chart:legend chart:legend-position="end" svg:x="22.087cm" svg:y="5.093cm" style:legend-expansion="high" chart:style-name="ch2"/>
        <chart:plot-area chart:style-name="ch3" table:cell-range-address="Hoja1.E1:Hoja1.G47" chart:data-source-has-labels="both" svg:x="0.935cm" svg:y="1.039cm" svg:width="20.182cm" svg:height="9.649cm">
          <chartooo:coordinate-region svg:x="3.038cm" svg:y="1.251cm" svg:width="17.892cm" svg:height="8.764cm"/>
          <chart:axis chart:dimension="x" chart:name="primary-x" chart:style-name="ch4" chartooo:axis-type="auto">
            <chartooo:date-scale/>
            <chart:categories table:cell-range-address="Hoja1.E2:Hoja1.E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47" chart:label-cell-address="Hoja1.F1:Hoja1.F1" chart:class="chart:line">
            <chart:data-point chart:repeated="46"/>
          </chart:series>
          <chart:series chart:style-name="ch7" chart:values-cell-range-address="Hoja1.G2:Hoja1.G47" chart:label-cell-address="Hoja1.G1:Hoja1.G1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</text:p>
                <draw:g>
                  <svg:desc>Hoja1.F1:Hoja1.F1</svg:desc>
                </draw:g>
              </table:table-cell>
              <table:table-cell office:value-type="string">
                <text:p>Teorico</text:p>
                <draw:g>
                  <svg:desc>Hoja1.G1:Hoja1.G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E2:Hoja1.E47</svg:desc>
                </draw:g>
              </table:table-cell>
              <table:table-cell office:value-type="float" office:value="269187.04">
                <text:p>269187.04</text:p>
                <draw:g>
                  <svg:desc>Hoja1.F2:Hoja1.F47</svg:desc>
                </draw:g>
              </table:table-cell>
              <table:table-cell office:value-type="float" office:value="125000">
                <text:p>125000</text:p>
                <draw:g>
                  <svg:desc>Hoja1.G2:Hoja1.G4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48148.5">
                <text:p>448148.5</text:p>
              </table:table-cell>
              <table:table-cell office:value-type="float" office:value="259200">
                <text:p>2592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22341.38">
                <text:p>722341.38</text:p>
              </table:table-cell>
              <table:table-cell office:value-type="float" office:value="480200">
                <text:p>48020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7087.54">
                <text:p>1387087.54</text:p>
              </table:table-cell>
              <table:table-cell office:value-type="float" office:value="819200">
                <text:p>8192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86848.92">
                <text:p>1786848.92</text:p>
              </table:table-cell>
              <table:table-cell office:value-type="float" office:value="1312200">
                <text:p>13122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11342.24">
                <text:p>2511342.24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21368.78">
                <text:p>3721368.78</text:p>
              </table:table-cell>
              <table:table-cell office:value-type="float" office:value="2928200">
                <text:p>292820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404603.78">
                <text:p>4404603.78</text:p>
              </table:table-cell>
              <table:table-cell office:value-type="float" office:value="4147200">
                <text:p>41472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369346.78">
                <text:p>5369346.78</text:p>
              </table:table-cell>
              <table:table-cell office:value-type="float" office:value="5712200">
                <text:p>571220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761454.36">
                <text:p>7761454.36</text:p>
              </table:table-cell>
              <table:table-cell office:value-type="float" office:value="7683200">
                <text:p>768320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855775">
                <text:p>8855775</text:p>
              </table:table-cell>
              <table:table-cell office:value-type="float" office:value="10125000">
                <text:p>1012500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71761.7">
                <text:p>11771761.7</text:p>
              </table:table-cell>
              <table:table-cell office:value-type="float" office:value="13107200">
                <text:p>1310720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4933602">
                <text:p>14933602</text:p>
              </table:table-cell>
              <table:table-cell office:value-type="float" office:value="16704200">
                <text:p>1670420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396118.46">
                <text:p>18396118.46</text:p>
              </table:table-cell>
              <table:table-cell office:value-type="float" office:value="20995200">
                <text:p>209952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002086.18">
                <text:p>20002086.18</text:p>
              </table:table-cell>
              <table:table-cell office:value-type="float" office:value="26064200">
                <text:p>260642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593484.56">
                <text:p>25593484.56</text:p>
              </table:table-cell>
              <table:table-cell office:value-type="float" office:value="32000000">
                <text:p>3200000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9711262.78">
                <text:p>29711262.78</text:p>
              </table:table-cell>
              <table:table-cell office:value-type="float" office:value="38896200">
                <text:p>3889620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7447446.76">
                <text:p>37447446.76</text:p>
              </table:table-cell>
              <table:table-cell office:value-type="float" office:value="46851200">
                <text:p>4685120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7782100.3">
                <text:p>47782100.3</text:p>
              </table:table-cell>
              <table:table-cell office:value-type="float" office:value="55968200">
                <text:p>5596820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9587009.24">
                <text:p>49587009.24</text:p>
              </table:table-cell>
              <table:table-cell office:value-type="float" office:value="66355200">
                <text:p>6635520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7179794.9">
                <text:p>57179794.9</text:p>
              </table:table-cell>
              <table:table-cell office:value-type="float" office:value="78125000">
                <text:p>7812500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70546120.52">
                <text:p>70546120.52</text:p>
              </table:table-cell>
              <table:table-cell office:value-type="float" office:value="91395200">
                <text:p>9139520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0454975.26">
                <text:p>80454975.26</text:p>
              </table:table-cell>
              <table:table-cell office:value-type="float" office:value="106288200">
                <text:p>10628820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96031045.32">
                <text:p>96031045.32</text:p>
              </table:table-cell>
              <table:table-cell office:value-type="float" office:value="122931200">
                <text:p>1229312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1801796.04">
                <text:p>101801796.04</text:p>
              </table:table-cell>
              <table:table-cell office:value-type="float" office:value="141456200">
                <text:p>1414562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0487818.68">
                <text:p>110487818.68</text:p>
              </table:table-cell>
              <table:table-cell office:value-type="float" office:value="162000000">
                <text:p>16200000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28178081.4">
                <text:p>128178081.4</text:p>
              </table:table-cell>
              <table:table-cell office:value-type="float" office:value="184704200">
                <text:p>18470420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7009242.48">
                <text:p>157009242.48</text:p>
              </table:table-cell>
              <table:table-cell office:value-type="float" office:value="209715200">
                <text:p>20971520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7759347.34">
                <text:p>157759347.34</text:p>
              </table:table-cell>
              <table:table-cell office:value-type="float" office:value="237184200">
                <text:p>23718420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4816784.44">
                <text:p>174816784.44</text:p>
              </table:table-cell>
              <table:table-cell office:value-type="float" office:value="267267200">
                <text:p>26726720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97061019.96">
                <text:p>197061019.96</text:p>
              </table:table-cell>
              <table:table-cell office:value-type="float" office:value="300125000">
                <text:p>30012500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24185818.84">
                <text:p>224185818.84</text:p>
              </table:table-cell>
              <table:table-cell office:value-type="float" office:value="335923200">
                <text:p>33592320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3434571.56">
                <text:p>253434571.56</text:p>
              </table:table-cell>
              <table:table-cell office:value-type="float" office:value="374832200">
                <text:p>37483220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66140793.74">
                <text:p>266140793.74</text:p>
              </table:table-cell>
              <table:table-cell office:value-type="float" office:value="417027200">
                <text:p>41702720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01949010.68">
                <text:p>301949010.68</text:p>
              </table:table-cell>
              <table:table-cell office:value-type="float" office:value="462688200">
                <text:p>4626882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3201280.22">
                <text:p>293201280.22</text:p>
              </table:table-cell>
              <table:table-cell office:value-type="float" office:value="512000000">
                <text:p>51200000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37411426.6">
                <text:p>337411426.6</text:p>
              </table:table-cell>
              <table:table-cell office:value-type="float" office:value="565152200">
                <text:p>56515220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75756060.26">
                <text:p>375756060.26</text:p>
              </table:table-cell>
              <table:table-cell office:value-type="float" office:value="622339200">
                <text:p>62233920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11189010.36">
                <text:p>411189010.36</text:p>
              </table:table-cell>
              <table:table-cell office:value-type="float" office:value="683760200">
                <text:p>68376020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59977932.4">
                <text:p>459977932.4</text:p>
              </table:table-cell>
              <table:table-cell office:value-type="float" office:value="749619200">
                <text:p>7496192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86652958.48">
                <text:p>486652958.48</text:p>
              </table:table-cell>
              <table:table-cell office:value-type="float" office:value="820125000">
                <text:p>82012500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86445212.12">
                <text:p>486445212.12</text:p>
              </table:table-cell>
              <table:table-cell office:value-type="float" office:value="895491200">
                <text:p>89549120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500174879.22">
                <text:p>500174879.22</text:p>
              </table:table-cell>
              <table:table-cell office:value-type="float" office:value="975936200">
                <text:p>97593620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63461201.42">
                <text:p>563461201.42</text:p>
              </table:table-cell>
              <table:table-cell office:value-type="float" office:value="1061683200">
                <text:p>106168320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14734570.34">
                <text:p>614734570.34</text:p>
              </table:table-cell>
              <table:table-cell office:value-type="float" office:value="1152960200">
                <text:p>11529602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25790637.88">
                <text:p>525790637.88</text:p>
              </table:table-cell>
              <table:table-cell office:value-type="float" office:value="1250000000">
                <text:p>1250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